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size="7pt" style:font-size-asian="7pt" style:font-size-complex="7pt"/>
    </style:style>
    <style:style style:name="ce3" style:family="table-cell" style:parent-style-name="Default" style:data-style-name="N0">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e4" style:family="table-cell" style:parent-style-name="Default" style:data-style-name="N0">
      <style:table-cell-properties fo:border="thin solid #000000"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e5" style:family="table-cell" style:parent-style-name="V_237_rgula" style:data-style-name="N0">
      <style:table-cell-properties fo:border="thin solid #000000"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e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706cm"/>
      <style:text-properties style:font-name="Arial" style:font-name-asian="Arial" style:font-name-complex="Arial" fo:font-size="7pt" style:font-size-asian="7pt" style:font-size-complex="7pt" fo:font-weight="bold" style:font-weight-asian="bold" style:font-weight-complex="bold"/>
    </style:style>
    <style:style style:name="ce7" style:family="table-cell" style:parent-style-name="V_237_rgula" style:data-style-name="N36">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weight="bold" style:font-weight-asian="bold" style:font-weight-complex="bold"/>
    </style:style>
    <style:style style:name="ce8" style:family="table-cell" style:parent-style-name="V_237_rgula"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weight="bold" style:font-weight-asian="bold" style:font-weight-complex="bold"/>
    </style:style>
    <style:style style:name="ce9" style:family="table-cell" style:parent-style-name="Porcentagem" style:data-style-name="N37">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weight="bold" style:font-weight-asian="bold" style:font-weight-complex="bold"/>
    </style:style>
    <style:style style:name="ce10"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weight="bold" style:font-weight-asian="bold" style:font-weight-complex="bold"/>
    </style:style>
    <style:style style:name="ce11" style:family="table-cell" style:parent-style-name="Porcentagem"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weight="bold" style:font-weight-asian="bold" style:font-weight-complex="bold"/>
    </style:style>
    <style:style style:name="ce1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353cm"/>
      <style:text-properties style:font-name="Arial" style:font-name-asian="Arial" style:font-name-complex="Arial" fo:font-size="7pt" style:font-size-asian="7pt" style:font-size-complex="7pt" fo:font-weight="bold" style:font-weight-asian="bold" style:font-weight-complex="bold"/>
    </style:style>
    <style:style style:name="ce13" style:family="table-cell" style:parent-style-name="V_237_rgula"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weight="bold" style:font-weight-asian="bold" style:font-weight-complex="bold"/>
    </style:style>
    <style:style style:name="ce14" style:family="table-cell" style:parent-style-name="Porcentagem" style:data-style-name="N37">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fo:font-weight="bold" style:font-weight-asian="bold" style:font-weight-complex="bold"/>
    </style:style>
    <style:style style:name="ce1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text-properties style:font-name="Arial" style:font-name-asian="Arial" style:font-name-complex="Arial" fo:font-size="7pt" style:font-size-asian="7pt" style:font-size-complex="7pt"/>
    </style:style>
    <style:style style:name="ce16" style:family="table-cell" style:parent-style-name="V_237_rgula"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style>
    <style:style style:name="ce17" style:family="table-cell" style:parent-style-name="V_237_rgula"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style>
    <style:style style:name="ce18" style:family="table-cell" style:parent-style-name="Porcentagem" style:data-style-name="N37">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style>
    <style:style style:name="ce19" style:family="table-cell" style:parent-style-name="Porcentagem"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style>
    <style:style style:name="ce20" style:family="table-cell" style:parent-style-name="Default" style:data-style-name="N0">
      <style:text-properties fo:font-size="7pt" style:font-size-asian="7pt" style:font-size-complex="7pt" fo:font-weight="bold" style:font-weight-asian="bold" style:font-weight-complex="bold"/>
    </style:style>
    <style:style style:name="ce21"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style:font-name="Arial" style:font-name-asian="Arial" style:font-name-complex="Arial" fo:font-size="7pt" style:font-size-asian="7pt" style:font-size-complex="7pt"/>
    </style:style>
    <style:style style:name="ce22" style:family="table-cell" style:parent-style-name="V_237_rgula" style:data-style-name="N36">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style>
    <style:style style:name="ce23" style:family="table-cell" style:parent-style-name="V_237_rgula"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style>
    <style:style style:name="ce24" style:family="table-cell" style:parent-style-name="Porcentagem" style:data-style-name="N37">
      <style:table-cell-properties fo:border-top="none"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style>
    <style:style style:name="ce25" style:family="table-cell" style:parent-style-name="Porcentagem"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style>
    <style:style style:name="ce26" style:family="table-cell" style:parent-style-name="Default" style:data-style-name="N0">
      <style:table-cell-properties fo:background-color="#FFFFFF"/>
      <style:text-properties style:font-name="Arial" style:font-name-asian="Arial" style:font-name-complex="Arial" fo:font-size="8pt" style:font-size-asian="8pt" style:font-size-complex="8pt"/>
    </style:style>
    <style:style style:name="ce27" style:family="table-cell" style:parent-style-name="Default" style:data-style-name="N0">
      <style:table-cell-properties fo:background-color="#FFFFFF"/>
      <style:text-properties style:font-name="Arial" style:font-name-asian="Arial" style:font-name-complex="Arial" fo:font-size="7pt" style:font-size-asian="7pt" style:font-size-complex="7pt"/>
    </style:style>
    <style:style style:name="ce28" style:family="table-cell" style:parent-style-name="Default" style:data-style-name="N37">
      <style:table-cell-properties fo:background-color="#FFFFFF"/>
      <style:text-properties style:font-name="Arial" style:font-name-asian="Arial" style:font-name-complex="Arial" fo:font-size="7pt" style:font-size-asian="7pt" style:font-size-complex="7pt"/>
    </style:style>
    <style:style style:name="ce29" style:family="table-cell" style:parent-style-name="V_237_rgula" style:data-style-name="N36">
      <style:table-cell-properties fo:background-color="#FFFFFF"/>
      <style:text-properties style:font-name="Arial" style:font-name-asian="Arial" style:font-name-complex="Arial" fo:font-size="7pt" style:font-size-asian="7pt" style:font-size-complex="7pt"/>
    </style:style>
    <style:style style:name="ce30" style:family="table-cell" style:parent-style-name="Porcentagem"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style>
    <style:style style:name="ce31" style:family="table-cell" style:parent-style-name="V_237_rgula" style:data-style-name="N36">
      <style:text-properties fo:font-size="7pt" style:font-size-asian="7pt" style:font-size-complex="7pt"/>
    </style:style>
    <style:style style:name="ce32" style:family="table-cell" style:parent-style-name="Default"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8pt" style:font-size-asian="8pt" style:font-size-complex="8pt"/>
    </style:style>
    <style:style style:name="ce33"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style:font-name="Arial" style:font-name-asian="Arial" style:font-name-complex="Arial" fo:font-size="8pt" style:font-size-asian="8pt" style:font-size-complex="8pt"/>
    </style:style>
    <style:style style:name="ce35" style:family="table-cell" style:parent-style-name="Default" style:data-style-name="N0">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e36" style:family="table-cell" style:parent-style-name="Default" style:data-style-name="N0">
      <style:table-cell-properties fo:border="thin solid #000000"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e37" style:family="table-cell" style:parent-style-name="V_237_rgula" style:data-style-name="N36">
      <style:table-cell-properties fo:border="thin solid #000000" style:vertical-align="automatic" fo:background-color="#FFFFFF" style:repeat-content="false"/>
      <style:paragraph-properties fo:text-align="center"/>
      <style:text-properties style:font-name="Arial" style:font-name-asian="Arial" style:font-name-complex="Arial" fo:font-size="8pt" style:font-size-asian="8pt" style:font-size-complex="8pt"/>
    </style:style>
    <style:style style:name="co1" style:family="table-column">
      <style:table-column-properties fo:break-before="auto" style:column-width="2.80458333333333cm"/>
    </style:style>
    <style:style style:name="co2" style:family="table-column">
      <style:table-column-properties fo:break-before="auto" style:column-width="1.984375cm" style:use-optimal-column-width="true"/>
    </style:style>
    <style:style style:name="co3" style:family="table-column">
      <style:table-column-properties fo:break-before="auto" style:column-width="2.03729166666667cm" style:use-optimal-column-width="true"/>
    </style:style>
    <style:style style:name="co4" style:family="table-column">
      <style:table-column-properties fo:break-before="auto" style:column-width="1.905cm" style:use-optimal-column-width="true"/>
    </style:style>
    <style:style style:name="co5" style:family="table-column">
      <style:table-column-properties fo:break-before="auto" style:column-width="1.825625cm" style:use-optimal-column-width="true"/>
    </style:style>
    <style:style style:name="co6" style:family="table-column">
      <style:table-column-properties fo:break-before="auto" style:column-width="1.71979166666667cm" style:use-optimal-column-width="true"/>
    </style:style>
    <style:style style:name="co7" style:family="table-column">
      <style:table-column-properties fo:break-before="auto" style:column-width="1.87854166666667cm" style:use-optimal-column-width="true"/>
    </style:style>
    <style:style style:name="co8" style:family="table-column">
      <style:table-column-properties fo:break-before="auto" style:column-width="1.48166666666667cm" style:use-optimal-column-width="true"/>
    </style:style>
    <style:style style:name="co9" style:family="table-column">
      <style:table-column-properties fo:break-before="auto" style:column-width="1.666875cm" style:use-optimal-column-width="true"/>
    </style:style>
    <style:style style:name="co10" style:family="table-column">
      <style:table-column-properties fo:break-before="auto" style:column-width="1.69333333333333cm"/>
    </style:style>
    <style:style style:name="ro1" style:family="table-row">
      <style:table-row-properties style:row-height="12pt" style:use-optimal-row-height="false" fo:break-before="auto"/>
    </style:style>
    <style:style style:name="ro2" style:family="table-row">
      <style:table-row-properties style:row-height="9pt" style:use-optimal-row-height="tru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ela_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4" table:default-cell-style-name="ce2"/>
        <table:table-column table:style-name="co6" table:default-cell-style-name="ce2"/>
        <table:table-column table:style-name="co7" table:default-cell-style-name="ce2"/>
        <table:table-column table:style-name="co4" table:default-cell-style-name="ce2"/>
        <table:table-column table:style-name="co6" table:default-cell-style-name="ce2"/>
        <table:table-column table:style-name="co8" table:default-cell-style-name="ce2"/>
        <table:table-column table:style-name="co4" table:default-cell-style-name="ce2"/>
        <table:table-column table:style-name="co7" table:number-columns-repeated="2" table:default-cell-style-name="ce31"/>
        <table:table-column table:style-name="co4" table:default-cell-style-name="ce2"/>
        <table:table-column table:style-name="co8" table:default-cell-style-name="ce2"/>
        <table:table-column table:style-name="co9" table:default-cell-style-name="ce2"/>
        <table:table-column table:style-name="co4" table:default-cell-style-name="ce2"/>
        <table:table-column table:style-name="co10" table:number-columns-repeated="16365" table:default-cell-style-name="ce2"/>
        <table:table-row table:style-name="ro1">
          <table:table-cell office:value-type="string" table:number-columns-spanned="19" table:number-rows-spanned="1" table:style-name="ce32">
            <text:p>Censo Demográfico 2022</text:p>
          </table:table-cell>
          <table:covered-table-cell table:number-columns-repeated="18"/>
          <table:table-cell table:number-columns-repeated="16365" table:style-name="ce2"/>
        </table:table-row>
        <table:table-row table:style-name="ro1">
          <table:table-cell office:value-type="string" table:number-columns-spanned="19" table:number-rows-spanned="1" table:style-name="ce32">
            <text:p>Identificação étnico-racial, por sexo e idade: Primeiros resultados do universo</text:p>
          </table:table-cell>
          <table:covered-table-cell table:number-columns-repeated="18"/>
          <table:table-cell table:number-columns-repeated="16365" table:style-name="ce2"/>
        </table:table-row>
        <table:table-row table:style-name="ro1">
          <table:table-cell office:value-type="string" table:number-columns-spanned="19" table:number-rows-spanned="1" table:style-name="ce33">
            <text:p>Tabela 1 - Variação da população por cor ou raça segundo as Grandes Regiões e as Unidades da Federação - Brasil (2010-2022)</text:p>
          </table:table-cell>
          <table:covered-table-cell table:number-columns-repeated="18"/>
          <table:table-cell table:number-columns-repeated="16365" table:style-name="ce2"/>
        </table:table-row>
        <table:table-row table:style-name="ro1">
          <table:table-cell office:value-type="string" table:number-columns-spanned="1" table:number-rows-spanned="3" table:style-name="ce34">
            <text:p>Recorte geográfico</text:p>
          </table:table-cell>
          <table:table-cell office:value-type="string" table:number-columns-spanned="18" table:number-rows-spanned="1" table:style-name="ce35">
            <text:p>População residente</text:p>
          </table:table-cell>
          <table:covered-table-cell table:number-columns-repeated="17"/>
          <table:table-cell table:number-columns-repeated="16365" table:style-name="ce2"/>
        </table:table-row>
        <table:table-row table:style-name="ro1">
          <table:covered-table-cell/>
          <table:table-cell office:value-type="string" table:number-columns-spanned="3" table:number-rows-spanned="1" table:style-name="ce36">
            <text:p>Total</text:p>
          </table:table-cell>
          <table:covered-table-cell table:number-columns-repeated="2"/>
          <table:table-cell office:value-type="string" table:number-columns-spanned="3" table:number-rows-spanned="1" table:style-name="ce36">
            <text:p>Branca</text:p>
          </table:table-cell>
          <table:covered-table-cell table:number-columns-repeated="2"/>
          <table:table-cell office:value-type="string" table:number-columns-spanned="3" table:number-rows-spanned="1" table:style-name="ce36">
            <text:p>Preta</text:p>
          </table:table-cell>
          <table:covered-table-cell table:number-columns-repeated="2"/>
          <table:table-cell office:value-type="string" table:number-columns-spanned="3" table:number-rows-spanned="1" table:style-name="ce36">
            <text:p>Amarela</text:p>
          </table:table-cell>
          <table:covered-table-cell table:number-columns-repeated="2"/>
          <table:table-cell office:value-type="string" table:number-columns-spanned="3" table:number-rows-spanned="1" table:style-name="ce37">
            <text:p>Parda</text:p>
          </table:table-cell>
          <table:covered-table-cell table:number-columns-repeated="2"/>
          <table:table-cell office:value-type="string" table:number-columns-spanned="3" table:number-rows-spanned="1" table:style-name="ce35">
            <text:p>Indígena</text:p>
          </table:table-cell>
          <table:covered-table-cell table:number-columns-repeated="2"/>
          <table:table-cell table:number-columns-repeated="16365" table:style-name="ce2"/>
        </table:table-row>
        <table:table-row table:style-name="ro1">
          <table:covered-table-cell/>
          <table:table-cell office:value-type="float" office:value="2010" table:style-name="ce4">
            <text:p>2010</text:p>
          </table:table-cell>
          <table:table-cell office:value-type="float" office:value="2022" table:style-name="ce4">
            <text:p>2022</text:p>
          </table:table-cell>
          <table:table-cell office:value-type="string" table:style-name="ce4">
            <text:p>Variação (%)</text:p>
          </table:table-cell>
          <table:table-cell office:value-type="float" office:value="2010" table:style-name="ce4">
            <text:p>2010</text:p>
          </table:table-cell>
          <table:table-cell office:value-type="float" office:value="2022" table:style-name="ce4">
            <text:p>2022</text:p>
          </table:table-cell>
          <table:table-cell office:value-type="string" table:style-name="ce4">
            <text:p>Variação (%)</text:p>
          </table:table-cell>
          <table:table-cell office:value-type="float" office:value="2010" table:style-name="ce4">
            <text:p>2010</text:p>
          </table:table-cell>
          <table:table-cell office:value-type="float" office:value="2022" table:style-name="ce4">
            <text:p>2022</text:p>
          </table:table-cell>
          <table:table-cell office:value-type="string" table:style-name="ce4">
            <text:p>Variação (%)</text:p>
          </table:table-cell>
          <table:table-cell office:value-type="float" office:value="2010" table:style-name="ce4">
            <text:p>2010</text:p>
          </table:table-cell>
          <table:table-cell office:value-type="float" office:value="2022" table:style-name="ce4">
            <text:p>2022</text:p>
          </table:table-cell>
          <table:table-cell office:value-type="string" table:style-name="ce4">
            <text:p>Variação (%)</text:p>
          </table:table-cell>
          <table:table-cell office:value-type="float" office:value="2010" table:style-name="ce5">
            <text:p>2010</text:p>
          </table:table-cell>
          <table:table-cell office:value-type="float" office:value="2022" table:style-name="ce5">
            <text:p>2022</text:p>
          </table:table-cell>
          <table:table-cell office:value-type="string" table:style-name="ce4">
            <text:p>Variação (%)</text:p>
          </table:table-cell>
          <table:table-cell office:value-type="float" office:value="2010" table:style-name="ce4">
            <text:p>2010</text:p>
          </table:table-cell>
          <table:table-cell office:value-type="float" office:value="2022" table:style-name="ce4">
            <text:p>2022</text:p>
          </table:table-cell>
          <table:table-cell office:value-type="string" table:style-name="ce3">
            <text:p>Variação (%)</text:p>
          </table:table-cell>
          <table:table-cell table:number-columns-repeated="16365" table:style-name="ce2"/>
        </table:table-row>
        <table:table-row table:style-name="ro1">
          <table:table-cell office:value-type="string" table:style-name="ce6">
            <text:p>Brasil</text:p>
          </table:table-cell>
          <table:table-cell office:value-type="float" office:value="190755799" table:style-name="ce7">
            <text:p><text:s/>190.755.799<text:s/></text:p>
          </table:table-cell>
          <table:table-cell office:value-type="float" office:value="203080756" table:style-name="ce8">
            <text:p><text:s/>203.080.756<text:s/></text:p>
          </table:table-cell>
          <table:table-cell office:value-type="float" office:value="6.4611178609568771" table:style-name="ce9">
            <text:p>6,5</text:p>
          </table:table-cell>
          <table:table-cell office:value-type="float" office:value="91051646" table:style-name="ce7">
            <text:p><text:s/>91.051.646<text:s/></text:p>
          </table:table-cell>
          <table:table-cell office:value-type="float" office:value="88252121" table:style-name="ce8">
            <text:p><text:s/>88.252.121<text:s/></text:p>
          </table:table-cell>
          <table:table-cell office:value-type="float" office:value="-3.0746561133007964" table:style-name="ce9">
            <text:p>-3,1</text:p>
          </table:table-cell>
          <table:table-cell office:value-type="float" office:value="14517961" table:style-name="ce7">
            <text:p><text:s/>14.517.961<text:s/></text:p>
          </table:table-cell>
          <table:table-cell office:value-type="float" office:value="20656458" table:style-name="ce8">
            <text:p><text:s/>20.656.458<text:s/></text:p>
          </table:table-cell>
          <table:table-cell office:value-type="float" office:value="42.282087684351815" table:style-name="ce9">
            <text:p>42,3</text:p>
          </table:table-cell>
          <table:table-cell office:value-type="float" office:value="2084288" table:style-name="ce7">
            <text:p><text:s/>2.084.288<text:s/></text:p>
          </table:table-cell>
          <table:table-cell office:value-type="float" office:value="850130" table:style-name="ce8">
            <text:p><text:s/>850.130<text:s/></text:p>
          </table:table-cell>
          <table:table-cell office:value-type="float" office:value="-59.212450486688986" table:style-name="ce9">
            <text:p>-59,2</text:p>
          </table:table-cell>
          <table:table-cell office:value-type="float" office:value="82277333" table:style-name="ce7">
            <text:p><text:s/>82.277.333<text:s/></text:p>
          </table:table-cell>
          <table:table-cell office:value-type="float" office:value="92083286" table:style-name="ce8">
            <text:p><text:s/>92.083.286<text:s/></text:p>
          </table:table-cell>
          <table:table-cell office:value-type="float" office:value="11.918170706870141" table:style-name="ce9">
            <text:p>11,9</text:p>
          </table:table-cell>
          <table:table-cell office:value-type="float" office:value="896917" table:style-name="ce7">
            <text:p><text:s/>896.917<text:s/></text:p>
          </table:table-cell>
          <table:table-cell office:value-type="float" office:value="1694836" table:style-name="ce10">
            <text:p><text:s/>1.694.836<text:s/></text:p>
          </table:table-cell>
          <table:table-cell office:value-type="float" office:value="88.962412352536518" table:style-name="ce11">
            <text:p>89,0</text:p>
          </table:table-cell>
          <table:table-cell table:number-columns-repeated="16365" table:style-name="ce2"/>
        </table:table-row>
        <table:table-row table:style-name="ro1">
          <table:table-cell office:value-type="string" table:style-name="ce12">
            <text:p><text:s/>Norte</text:p>
          </table:table-cell>
          <table:table-cell office:value-type="float" office:value="15864454" table:style-name="ce13">
            <text:p><text:s/>15.864.454<text:s/></text:p>
          </table:table-cell>
          <table:table-cell office:value-type="float" office:value="17354884" table:style-name="ce8">
            <text:p><text:s/>17.354.884<text:s/></text:p>
          </table:table-cell>
          <table:table-cell office:value-type="float" office:value="9.3947765236673124" table:style-name="ce14">
            <text:p>9,4</text:p>
          </table:table-cell>
          <table:table-cell office:value-type="float" office:value="3720168" table:style-name="ce13">
            <text:p><text:s/>3.720.168<text:s/></text:p>
          </table:table-cell>
          <table:table-cell office:value-type="float" office:value="3598298" table:style-name="ce8">
            <text:p><text:s/>3.598.298<text:s/></text:p>
          </table:table-cell>
          <table:table-cell office:value-type="float" office:value="-3.2759273237122626" table:style-name="ce14">
            <text:p>-3,3</text:p>
          </table:table-cell>
          <table:table-cell office:value-type="float" office:value="1053053" table:style-name="ce13">
            <text:p><text:s/>1.053.053<text:s/></text:p>
          </table:table-cell>
          <table:table-cell office:value-type="float" office:value="1530418" table:style-name="ce8">
            <text:p><text:s/>1.530.418<text:s/></text:p>
          </table:table-cell>
          <table:table-cell office:value-type="float" office:value="45.331526523356374" table:style-name="ce14">
            <text:p>45,3</text:p>
          </table:table-cell>
          <table:table-cell office:value-type="float" office:value="173509" table:style-name="ce13">
            <text:p><text:s/>173.509<text:s/></text:p>
          </table:table-cell>
          <table:table-cell office:value-type="float" office:value="29467" table:style-name="ce8">
            <text:p><text:s/>29.467<text:s/></text:p>
          </table:table-cell>
          <table:table-cell office:value-type="float" office:value="-83.017019290065647" table:style-name="ce14">
            <text:p>-83,0</text:p>
          </table:table-cell>
          <table:table-cell office:value-type="float" office:value="10611342" table:style-name="ce13">
            <text:p><text:s/>10.611.342<text:s/></text:p>
          </table:table-cell>
          <table:table-cell office:value-type="float" office:value="11654390" table:style-name="ce8">
            <text:p><text:s/>11.654.390<text:s/></text:p>
          </table:table-cell>
          <table:table-cell office:value-type="float" office:value="9.8295578448041727" table:style-name="ce14">
            <text:p>9,8</text:p>
          </table:table-cell>
          <table:table-cell office:value-type="float" office:value="342836" table:style-name="ce13">
            <text:p><text:s/>342.836<text:s/></text:p>
          </table:table-cell>
          <table:table-cell office:value-type="float" office:value="753780" table:style-name="ce10">
            <text:p><text:s/>753.780<text:s/></text:p>
          </table:table-cell>
          <table:table-cell office:value-type="float" office:value="119.8660584069351" table:style-name="ce11">
            <text:p>119,9</text:p>
          </table:table-cell>
          <table:table-cell table:number-columns-repeated="16365" table:style-name="ce2"/>
        </table:table-row>
        <table:table-row table:style-name="ro1">
          <table:table-cell office:value-type="string" table:style-name="ce15">
            <text:p><text:s text:c="3"/>Rondônia</text:p>
          </table:table-cell>
          <table:table-cell office:value-type="float" office:value="1562409" table:style-name="ce16">
            <text:p><text:s/>1.562.409<text:s/></text:p>
          </table:table-cell>
          <table:table-cell office:value-type="float" office:value="1581196" table:style-name="ce17">
            <text:p><text:s/>1.581.196<text:s/></text:p>
          </table:table-cell>
          <table:table-cell office:value-type="float" office:value="1.2024380299908666" table:style-name="ce18">
            <text:p>1,2</text:p>
          </table:table-cell>
          <table:table-cell office:value-type="float" office:value="551843" table:style-name="ce16">
            <text:p><text:s/>551.843<text:s/></text:p>
          </table:table-cell>
          <table:table-cell office:value-type="float" office:value="486123" table:style-name="ce17">
            <text:p><text:s/>486.123<text:s/></text:p>
          </table:table-cell>
          <table:table-cell office:value-type="float" office:value="-11.909184315104113" table:style-name="ce18">
            <text:p>-11,9</text:p>
          </table:table-cell>
          <table:table-cell office:value-type="float" office:value="107082" table:style-name="ce16">
            <text:p><text:s/>107.082<text:s/></text:p>
          </table:table-cell>
          <table:table-cell office:value-type="float" office:value="136793" table:style-name="ce17">
            <text:p><text:s/>136.793<text:s/></text:p>
          </table:table-cell>
          <table:table-cell office:value-type="float" office:value="27.746026409667358" table:style-name="ce18">
            <text:p>27,7</text:p>
          </table:table-cell>
          <table:table-cell office:value-type="float" office:value="22209" table:style-name="ce16">
            <text:p><text:s/>22.209<text:s/></text:p>
          </table:table-cell>
          <table:table-cell office:value-type="float" office:value="4257" table:style-name="ce17">
            <text:p><text:s/>4.257<text:s/></text:p>
          </table:table-cell>
          <table:table-cell office:value-type="float" office:value="-80.832095096582464" table:style-name="ce18">
            <text:p>-80,8</text:p>
          </table:table-cell>
          <table:table-cell office:value-type="float" office:value="869106" table:style-name="ce16">
            <text:p><text:s/>869.106<text:s/></text:p>
          </table:table-cell>
          <table:table-cell office:value-type="float" office:value="936708" table:style-name="ce17">
            <text:p><text:s/>936.708<text:s/></text:p>
          </table:table-cell>
          <table:table-cell office:value-type="float" office:value="7.7783377401605787" table:style-name="ce18">
            <text:p>7,8</text:p>
          </table:table-cell>
          <table:table-cell office:value-type="float" office:value="13076" table:style-name="ce16">
            <text:p><text:s/>13.076<text:s/></text:p>
          </table:table-cell>
          <table:table-cell office:value-type="float" office:value="21146" table:style-name="ce17">
            <text:p><text:s/>21.146<text:s/></text:p>
          </table:table-cell>
          <table:table-cell office:value-type="float" office:value="61.716121137962674" table:style-name="ce19">
            <text:p>61,7</text:p>
          </table:table-cell>
          <table:table-cell table:number-columns-repeated="16365" table:style-name="ce2"/>
        </table:table-row>
        <table:table-row table:style-name="ro1">
          <table:table-cell office:value-type="string" table:style-name="ce15">
            <text:p><text:s text:c="3"/>Acre</text:p>
          </table:table-cell>
          <table:table-cell office:value-type="float" office:value="733559" table:style-name="ce16">
            <text:p><text:s/>733.559<text:s/></text:p>
          </table:table-cell>
          <table:table-cell office:value-type="float" office:value="830018" table:style-name="ce17">
            <text:p><text:s/>830.018<text:s/></text:p>
          </table:table-cell>
          <table:table-cell office:value-type="float" office:value="13.149453554519813" table:style-name="ce18">
            <text:p>13,1</text:p>
          </table:table-cell>
          <table:table-cell office:value-type="float" office:value="174966" table:style-name="ce16">
            <text:p><text:s/>174.966<text:s/></text:p>
          </table:table-cell>
          <table:table-cell office:value-type="float" office:value="177992" table:style-name="ce17">
            <text:p><text:s/>177.992<text:s/></text:p>
          </table:table-cell>
          <table:table-cell office:value-type="float" office:value="1.7294788701804922" table:style-name="ce18">
            <text:p>1,7</text:p>
          </table:table-cell>
          <table:table-cell office:value-type="float" office:value="42531" table:style-name="ce16">
            <text:p><text:s/>42.531<text:s/></text:p>
          </table:table-cell>
          <table:table-cell office:value-type="float" office:value="71086" table:style-name="ce17">
            <text:p><text:s/>71.086<text:s/></text:p>
          </table:table-cell>
          <table:table-cell office:value-type="float" office:value="67.139263125720063" table:style-name="ce18">
            <text:p>67,1</text:p>
          </table:table-cell>
          <table:table-cell office:value-type="float" office:value="13875" table:style-name="ce16">
            <text:p><text:s/>13.875<text:s/></text:p>
          </table:table-cell>
          <table:table-cell office:value-type="float" office:value="1878" table:style-name="ce17">
            <text:p><text:s/>1.878<text:s/></text:p>
          </table:table-cell>
          <table:table-cell office:value-type="float" office:value="-86.464864864864865" table:style-name="ce18">
            <text:p>-86,5</text:p>
          </table:table-cell>
          <table:table-cell office:value-type="float" office:value="486254" table:style-name="ce16">
            <text:p><text:s/>486.254<text:s/></text:p>
          </table:table-cell>
          <table:table-cell office:value-type="float" office:value="549889" table:style-name="ce17">
            <text:p><text:s/>549.889<text:s/></text:p>
          </table:table-cell>
          <table:table-cell office:value-type="float" office:value="13.086781805393887" table:style-name="ce18">
            <text:p>13,1</text:p>
          </table:table-cell>
          <table:table-cell office:value-type="float" office:value="17578" table:style-name="ce16">
            <text:p><text:s/>17.578<text:s/></text:p>
          </table:table-cell>
          <table:table-cell office:value-type="float" office:value="31694" table:style-name="ce17">
            <text:p><text:s/>31.694<text:s/></text:p>
          </table:table-cell>
          <table:table-cell office:value-type="float" office:value="80.304926612811471" table:style-name="ce19">
            <text:p>80,3</text:p>
          </table:table-cell>
          <table:table-cell table:number-columns-repeated="16365" table:style-name="ce2"/>
        </table:table-row>
        <table:table-row table:style-name="ro1">
          <table:table-cell office:value-type="string" table:style-name="ce15">
            <text:p><text:s text:c="3"/>Amazonas</text:p>
          </table:table-cell>
          <table:table-cell office:value-type="float" office:value="3483985" table:style-name="ce16">
            <text:p><text:s/>3.483.985<text:s/></text:p>
          </table:table-cell>
          <table:table-cell office:value-type="float" office:value="3941613" table:style-name="ce17">
            <text:p><text:s/>3.941.613<text:s/></text:p>
          </table:table-cell>
          <table:table-cell office:value-type="float" office:value="13.135188584336616" table:style-name="ce18">
            <text:p>13,1</text:p>
          </table:table-cell>
          <table:table-cell office:value-type="float" office:value="740065" table:style-name="ce16">
            <text:p><text:s/>740.065<text:s/></text:p>
          </table:table-cell>
          <table:table-cell office:value-type="float" office:value="725007" table:style-name="ce17">
            <text:p><text:s/>725.007<text:s/></text:p>
          </table:table-cell>
          <table:table-cell office:value-type="float" office:value="-2.034686142433435" table:style-name="ce18">
            <text:p>-2,0</text:p>
          </table:table-cell>
          <table:table-cell office:value-type="float" office:value="143748" table:style-name="ce16">
            <text:p><text:s/>143.748<text:s/></text:p>
          </table:table-cell>
          <table:table-cell office:value-type="float" office:value="193667" table:style-name="ce17">
            <text:p><text:s/>193.667<text:s/></text:p>
          </table:table-cell>
          <table:table-cell office:value-type="float" office:value="34.726744024264683" table:style-name="ce18">
            <text:p>34,7</text:p>
          </table:table-cell>
          <table:table-cell office:value-type="float" office:value="31773" table:style-name="ce16">
            <text:p><text:s/>31.773<text:s/></text:p>
          </table:table-cell>
          <table:table-cell office:value-type="float" office:value="5963" table:style-name="ce17">
            <text:p><text:s/>5.963<text:s/></text:p>
          </table:table-cell>
          <table:table-cell office:value-type="float" office:value="-81.232492997198875" table:style-name="ce18">
            <text:p>-81,2</text:p>
          </table:table-cell>
          <table:table-cell office:value-type="float" office:value="2399713" table:style-name="ce16">
            <text:p><text:s/>2.399.713<text:s/></text:p>
          </table:table-cell>
          <table:table-cell office:value-type="float" office:value="2711618" table:style-name="ce17">
            <text:p><text:s/>2.711.618<text:s/></text:p>
          </table:table-cell>
          <table:table-cell office:value-type="float" office:value="12.997595962517183" table:style-name="ce18">
            <text:p>13,0</text:p>
          </table:table-cell>
          <table:table-cell office:value-type="float" office:value="183514" table:style-name="ce16">
            <text:p><text:s/>183.514<text:s/></text:p>
          </table:table-cell>
          <table:table-cell office:value-type="float" office:value="490935" table:style-name="ce17">
            <text:p><text:s/>490.935<text:s/></text:p>
          </table:table-cell>
          <table:table-cell office:value-type="float" office:value="167.51909936026678" table:style-name="ce19">
            <text:p>167,5</text:p>
          </table:table-cell>
          <table:table-cell table:number-columns-repeated="16365" table:style-name="ce2"/>
        </table:table-row>
        <table:table-row table:style-name="ro1">
          <table:table-cell office:value-type="string" table:style-name="ce15">
            <text:p><text:s text:c="3"/>Roraima</text:p>
          </table:table-cell>
          <table:table-cell office:value-type="float" office:value="450479" table:style-name="ce16">
            <text:p><text:s/>450.479<text:s/></text:p>
          </table:table-cell>
          <table:table-cell office:value-type="float" office:value="636707" table:style-name="ce17">
            <text:p><text:s/>636.707<text:s/></text:p>
          </table:table-cell>
          <table:table-cell office:value-type="float" office:value="41.339995871061689" table:style-name="ce18">
            <text:p>41,3</text:p>
          </table:table-cell>
          <table:table-cell office:value-type="float" office:value="94252" table:style-name="ce16">
            <text:p><text:s/>94.252<text:s/></text:p>
          </table:table-cell>
          <table:table-cell office:value-type="float" office:value="131260" table:style-name="ce17">
            <text:p><text:s/>131.260<text:s/></text:p>
          </table:table-cell>
          <table:table-cell office:value-type="float" office:value="39.264949284895813" table:style-name="ce18">
            <text:p>39,3</text:p>
          </table:table-cell>
          <table:table-cell office:value-type="float" office:value="26364" table:style-name="ce16">
            <text:p><text:s/>26.364<text:s/></text:p>
          </table:table-cell>
          <table:table-cell office:value-type="float" office:value="49195" table:style-name="ce17">
            <text:p><text:s/>49.195<text:s/></text:p>
          </table:table-cell>
          <table:table-cell office:value-type="float" office:value="86.599150356546801" table:style-name="ce18">
            <text:p>86,6</text:p>
          </table:table-cell>
          <table:table-cell office:value-type="float" office:value="4318" table:style-name="ce16">
            <text:p><text:s/>4.318<text:s/></text:p>
          </table:table-cell>
          <table:table-cell office:value-type="float" office:value="784" table:style-name="ce17">
            <text:p><text:s/>784<text:s/></text:p>
          </table:table-cell>
          <table:table-cell office:value-type="float" office:value="-81.843446039833253" table:style-name="ce18">
            <text:p>-81,8</text:p>
          </table:table-cell>
          <table:table-cell office:value-type="float" office:value="275908" table:style-name="ce16">
            <text:p><text:s/>275.908<text:s/></text:p>
          </table:table-cell>
          <table:table-cell office:value-type="float" office:value="364494" table:style-name="ce17">
            <text:p><text:s/>364.494<text:s/></text:p>
          </table:table-cell>
          <table:table-cell office:value-type="float" office:value="32.107079171317977" table:style-name="ce18">
            <text:p>32,1</text:p>
          </table:table-cell>
          <table:table-cell office:value-type="float" office:value="55922" table:style-name="ce16">
            <text:p><text:s/>55.922<text:s/></text:p>
          </table:table-cell>
          <table:table-cell office:value-type="float" office:value="97668" table:style-name="ce17">
            <text:p><text:s/>97.668<text:s/></text:p>
          </table:table-cell>
          <table:table-cell office:value-type="float" office:value="74.650405922534958" table:style-name="ce19">
            <text:p>74,7</text:p>
          </table:table-cell>
          <table:table-cell table:number-columns-repeated="16365" table:style-name="ce2"/>
        </table:table-row>
        <table:table-row table:style-name="ro1">
          <table:table-cell office:value-type="string" table:style-name="ce15">
            <text:p><text:s text:c="3"/>Pará</text:p>
          </table:table-cell>
          <table:table-cell office:value-type="float" office:value="7581051" table:style-name="ce16">
            <text:p><text:s/>7.581.051<text:s/></text:p>
          </table:table-cell>
          <table:table-cell office:value-type="float" office:value="8120131" table:style-name="ce17">
            <text:p><text:s/>8.120.131<text:s/></text:p>
          </table:table-cell>
          <table:table-cell office:value-type="float" office:value="7.1108873954284171" table:style-name="ce18">
            <text:p>7,1</text:p>
          </table:table-cell>
          <table:table-cell office:value-type="float" office:value="1653307" table:style-name="ce16">
            <text:p><text:s/>1.653.307<text:s/></text:p>
          </table:table-cell>
          <table:table-cell office:value-type="float" office:value="1570281" table:style-name="ce17">
            <text:p><text:s/>1.570.281<text:s/></text:p>
          </table:table-cell>
          <table:table-cell office:value-type="float" office:value="-5.0218138555029403" table:style-name="ce18">
            <text:p>-5,0</text:p>
          </table:table-cell>
          <table:table-cell office:value-type="float" office:value="548825" table:style-name="ce16">
            <text:p><text:s/>548.825<text:s/></text:p>
          </table:table-cell>
          <table:table-cell office:value-type="float" office:value="793621" table:style-name="ce17">
            <text:p><text:s/>793.621<text:s/></text:p>
          </table:table-cell>
          <table:table-cell office:value-type="float" office:value="44.603653259235635" table:style-name="ce18">
            <text:p>44,6</text:p>
          </table:table-cell>
          <table:table-cell office:value-type="float" office:value="69198" table:style-name="ce16">
            <text:p><text:s/>69.198<text:s/></text:p>
          </table:table-cell>
          <table:table-cell office:value-type="float" office:value="12432" table:style-name="ce17">
            <text:p><text:s/>12.432<text:s/></text:p>
          </table:table-cell>
          <table:table-cell office:value-type="float" office:value="-82.034162837076224" table:style-name="ce18">
            <text:p>-82,0</text:p>
          </table:table-cell>
          <table:table-cell office:value-type="float" office:value="5270307" table:style-name="ce16">
            <text:p><text:s/>5.270.307<text:s/></text:p>
          </table:table-cell>
          <table:table-cell office:value-type="float" office:value="5673446" table:style-name="ce17">
            <text:p><text:s/>5.673.446<text:s/></text:p>
          </table:table-cell>
          <table:table-cell office:value-type="float" office:value="7.649250793170113" table:style-name="ce18">
            <text:p>7,6</text:p>
          </table:table-cell>
          <table:table-cell office:value-type="float" office:value="51217" table:style-name="ce16">
            <text:p><text:s/>51.217<text:s/></text:p>
          </table:table-cell>
          <table:table-cell office:value-type="float" office:value="80980" table:style-name="ce17">
            <text:p><text:s/>80.980<text:s/></text:p>
          </table:table-cell>
          <table:table-cell office:value-type="float" office:value="58.111564519593109" table:style-name="ce19">
            <text:p>58,1</text:p>
          </table:table-cell>
          <table:table-cell table:number-columns-repeated="16365" table:style-name="ce2"/>
        </table:table-row>
        <table:table-row table:style-name="ro1">
          <table:table-cell office:value-type="string" table:style-name="ce15">
            <text:p><text:s text:c="3"/>Amapá</text:p>
          </table:table-cell>
          <table:table-cell office:value-type="float" office:value="669526" table:style-name="ce16">
            <text:p><text:s/>669.526<text:s/></text:p>
          </table:table-cell>
          <table:table-cell office:value-type="float" office:value="733759" table:style-name="ce17">
            <text:p><text:s/>733.759<text:s/></text:p>
          </table:table-cell>
          <table:table-cell office:value-type="float" office:value="9.5938021824395179" table:style-name="ce18">
            <text:p>9,6</text:p>
          </table:table-cell>
          <table:table-cell office:value-type="float" office:value="160487" table:style-name="ce16">
            <text:p><text:s/>160.487<text:s/></text:p>
          </table:table-cell>
          <table:table-cell office:value-type="float" office:value="157022" table:style-name="ce17">
            <text:p><text:s/>157.022<text:s/></text:p>
          </table:table-cell>
          <table:table-cell office:value-type="float" office:value="-2.1590533812707569" table:style-name="ce18">
            <text:p>-2,2</text:p>
          </table:table-cell>
          <table:table-cell office:value-type="float" office:value="58286" table:style-name="ce16">
            <text:p><text:s/>58.286<text:s/></text:p>
          </table:table-cell>
          <table:table-cell office:value-type="float" office:value="86662" table:style-name="ce17">
            <text:p><text:s/>86.662<text:s/></text:p>
          </table:table-cell>
          <table:table-cell office:value-type="float" office:value="48.684075078063344" table:style-name="ce18">
            <text:p>48,7</text:p>
          </table:table-cell>
          <table:table-cell office:value-type="float" office:value="6602" table:style-name="ce16">
            <text:p><text:s/>6.602<text:s/></text:p>
          </table:table-cell>
          <table:table-cell office:value-type="float" office:value="748" table:style-name="ce17">
            <text:p><text:s/>748<text:s/></text:p>
          </table:table-cell>
          <table:table-cell office:value-type="float" office:value="-88.670099969706158" table:style-name="ce18">
            <text:p>-88,7</text:p>
          </table:table-cell>
          <table:table-cell office:value-type="float" office:value="436741" table:style-name="ce16">
            <text:p><text:s/>436.741<text:s/></text:p>
          </table:table-cell>
          <table:table-cell office:value-type="float" office:value="478975" table:style-name="ce17">
            <text:p><text:s/>478.975<text:s/></text:p>
          </table:table-cell>
          <table:table-cell office:value-type="float" office:value="9.6702622378022678" table:style-name="ce18">
            <text:p>9,7</text:p>
          </table:table-cell>
          <table:table-cell office:value-type="float" office:value="7411" table:style-name="ce16">
            <text:p><text:s/>7.411<text:s/></text:p>
          </table:table-cell>
          <table:table-cell office:value-type="float" office:value="11334" table:style-name="ce17">
            <text:p><text:s/>11.334<text:s/></text:p>
          </table:table-cell>
          <table:table-cell office:value-type="float" office:value="52.934826609094586" table:style-name="ce19">
            <text:p>52,9</text:p>
          </table:table-cell>
          <table:table-cell table:number-columns-repeated="16365" table:style-name="ce2"/>
        </table:table-row>
        <table:table-row table:style-name="ro1">
          <table:table-cell office:value-type="string" table:style-name="ce15">
            <text:p><text:s text:c="3"/>Tocantins</text:p>
          </table:table-cell>
          <table:table-cell office:value-type="float" office:value="1383445" table:style-name="ce16">
            <text:p><text:s/>1.383.445<text:s/></text:p>
          </table:table-cell>
          <table:table-cell office:value-type="float" office:value="1511460" table:style-name="ce17">
            <text:p><text:s/>1.511.460<text:s/></text:p>
          </table:table-cell>
          <table:table-cell office:value-type="float" office:value="9.253349428419634" table:style-name="ce18">
            <text:p>9,3</text:p>
          </table:table-cell>
          <table:table-cell office:value-type="float" office:value="345248" table:style-name="ce16">
            <text:p><text:s/>345.248<text:s/></text:p>
          </table:table-cell>
          <table:table-cell office:value-type="float" office:value="350613" table:style-name="ce17">
            <text:p><text:s/>350.613<text:s/></text:p>
          </table:table-cell>
          <table:table-cell office:value-type="float" office:value="1.5539554175549171" table:style-name="ce18">
            <text:p>1,6</text:p>
          </table:table-cell>
          <table:table-cell office:value-type="float" office:value="126217" table:style-name="ce16">
            <text:p><text:s/>126.217<text:s/></text:p>
          </table:table-cell>
          <table:table-cell office:value-type="float" office:value="199394" table:style-name="ce17">
            <text:p><text:s/>199.394<text:s/></text:p>
          </table:table-cell>
          <table:table-cell office:value-type="float" office:value="57.977134617365337" table:style-name="ce18">
            <text:p>58,0</text:p>
          </table:table-cell>
          <table:table-cell office:value-type="float" office:value="25534" table:style-name="ce16">
            <text:p><text:s/>25.534<text:s/></text:p>
          </table:table-cell>
          <table:table-cell office:value-type="float" office:value="3405" table:style-name="ce17">
            <text:p><text:s/>3.405<text:s/></text:p>
          </table:table-cell>
          <table:table-cell office:value-type="float" office:value="-86.664839038145217" table:style-name="ce18">
            <text:p>-86,7</text:p>
          </table:table-cell>
          <table:table-cell office:value-type="float" office:value="873313" table:style-name="ce16">
            <text:p><text:s/>873.313<text:s/></text:p>
          </table:table-cell>
          <table:table-cell office:value-type="float" office:value="939260" table:style-name="ce17">
            <text:p><text:s/>939.260<text:s/></text:p>
          </table:table-cell>
          <table:table-cell office:value-type="float" office:value="7.5513590201909286" table:style-name="ce18">
            <text:p>7,6</text:p>
          </table:table-cell>
          <table:table-cell office:value-type="float" office:value="14118" table:style-name="ce16">
            <text:p><text:s/>14.118<text:s/></text:p>
          </table:table-cell>
          <table:table-cell office:value-type="float" office:value="20023" table:style-name="ce17">
            <text:p><text:s/>20.023<text:s/></text:p>
          </table:table-cell>
          <table:table-cell office:value-type="float" office:value="41.826037682391274" table:style-name="ce19">
            <text:p>41,8</text:p>
          </table:table-cell>
          <table:table-cell table:number-columns-repeated="16365" table:style-name="ce2"/>
        </table:table-row>
        <table:table-row table:style-name="ro1">
          <table:table-cell office:value-type="string" table:style-name="ce12">
            <text:p><text:s/>Nordeste</text:p>
          </table:table-cell>
          <table:table-cell office:value-type="float" office:value="53081950" table:style-name="ce13">
            <text:p><text:s/>53.081.950<text:s/></text:p>
          </table:table-cell>
          <table:table-cell office:value-type="float" office:value="54658515" table:style-name="ce8">
            <text:p><text:s/>54.658.515<text:s/></text:p>
          </table:table-cell>
          <table:table-cell office:value-type="float" office:value="2.9700585603957652" table:style-name="ce14">
            <text:p>3,0</text:p>
          </table:table-cell>
          <table:table-cell office:value-type="float" office:value="15627710" table:style-name="ce13">
            <text:p><text:s/>15.627.710<text:s/></text:p>
          </table:table-cell>
          <table:table-cell office:value-type="float" office:value="14571557" table:style-name="ce8">
            <text:p><text:s/>14.571.557<text:s/></text:p>
          </table:table-cell>
          <table:table-cell office:value-type="float" office:value="-6.7582070565681089" table:style-name="ce14">
            <text:p>-6,8</text:p>
          </table:table-cell>
          <table:table-cell office:value-type="float" office:value="5058802" table:style-name="ce13">
            <text:p><text:s/>5.058.802<text:s/></text:p>
          </table:table-cell>
          <table:table-cell office:value-type="float" office:value="7127018" table:style-name="ce8">
            <text:p><text:s/>7.127.018<text:s/></text:p>
          </table:table-cell>
          <table:table-cell office:value-type="float" office:value="40.883513527511063" table:style-name="ce14">
            <text:p>40,9</text:p>
          </table:table-cell>
          <table:table-cell office:value-type="float" office:value="631009" table:style-name="ce13">
            <text:p><text:s/>631.009<text:s/></text:p>
          </table:table-cell>
          <table:table-cell office:value-type="float" office:value="68749" table:style-name="ce8">
            <text:p><text:s/>68.749<text:s/></text:p>
          </table:table-cell>
          <table:table-cell office:value-type="float" office:value="-89.104909755645323" table:style-name="ce14">
            <text:p>-89,1</text:p>
          </table:table-cell>
          <table:table-cell office:value-type="float" office:value="31554475" table:style-name="ce13">
            <text:p><text:s/>31.554.475<text:s/></text:p>
          </table:table-cell>
          <table:table-cell office:value-type="float" office:value="32559846" table:style-name="ce8">
            <text:p><text:s/>32.559.846<text:s/></text:p>
          </table:table-cell>
          <table:table-cell office:value-type="float" office:value="3.1861439621479999" table:style-name="ce14">
            <text:p>3,2</text:p>
          </table:table-cell>
          <table:table-cell office:value-type="float" office:value="232739" table:style-name="ce13">
            <text:p><text:s/>232.739<text:s/></text:p>
          </table:table-cell>
          <table:table-cell office:value-type="float" office:value="529128" table:style-name="ce8">
            <text:p><text:s/>529.128<text:s/></text:p>
          </table:table-cell>
          <table:table-cell office:value-type="float" office:value="127.34823128053311" table:style-name="ce11">
            <text:p>127,3</text:p>
          </table:table-cell>
          <table:table-cell table:style-name="ce2"/>
          <table:table-cell table:number-columns-repeated="16364" table:style-name="ce20"/>
        </table:table-row>
        <table:table-row table:style-name="ro1">
          <table:table-cell office:value-type="string" table:style-name="ce15">
            <text:p><text:s text:c="3"/>Maranhão</text:p>
          </table:table-cell>
          <table:table-cell office:value-type="float" office:value="6574789" table:style-name="ce16">
            <text:p><text:s/>6.574.789<text:s/></text:p>
          </table:table-cell>
          <table:table-cell office:value-type="float" office:value="6776699" table:style-name="ce17">
            <text:p><text:s/>6.776.699<text:s/></text:p>
          </table:table-cell>
          <table:table-cell office:value-type="float" office:value="3.0709730760941532" table:style-name="ce18">
            <text:p>3,1</text:p>
          </table:table-cell>
          <table:table-cell office:value-type="float" office:value="1455119" table:style-name="ce16">
            <text:p><text:s/>1.455.119<text:s/></text:p>
          </table:table-cell>
          <table:table-cell office:value-type="float" office:value="1361865" table:style-name="ce17">
            <text:p><text:s/>1.361.865<text:s/></text:p>
          </table:table-cell>
          <table:table-cell office:value-type="float" office:value="-6.4086854752085571" table:style-name="ce18">
            <text:p>-6,4</text:p>
          </table:table-cell>
          <table:table-cell office:value-type="float" office:value="636808" table:style-name="ce16">
            <text:p><text:s/>636.808<text:s/></text:p>
          </table:table-cell>
          <table:table-cell office:value-type="float" office:value="854424" table:style-name="ce17">
            <text:p><text:s/>854.424<text:s/></text:p>
          </table:table-cell>
          <table:table-cell office:value-type="float" office:value="34.172937525910477" table:style-name="ce18">
            <text:p>34,2</text:p>
          </table:table-cell>
          <table:table-cell office:value-type="float" office:value="74219" table:style-name="ce16">
            <text:p><text:s/>74.219<text:s/></text:p>
          </table:table-cell>
          <table:table-cell office:value-type="float" office:value="6541" table:style-name="ce17">
            <text:p><text:s/>6.541<text:s/></text:p>
          </table:table-cell>
          <table:table-cell office:value-type="float" office:value="-91.186892844150421" table:style-name="ce18">
            <text:p>-91,2</text:p>
          </table:table-cell>
          <table:table-cell office:value-type="float" office:value="4373321" table:style-name="ce16">
            <text:p><text:s/>4.373.321<text:s/></text:p>
          </table:table-cell>
          <table:table-cell office:value-type="float" office:value="4499018" table:style-name="ce17">
            <text:p><text:s/>4.499.018<text:s/></text:p>
          </table:table-cell>
          <table:table-cell office:value-type="float" office:value="2.8741773128476047" table:style-name="ce18">
            <text:p>2,9</text:p>
          </table:table-cell>
          <table:table-cell office:value-type="float" office:value="38831" table:style-name="ce16">
            <text:p><text:s/>38.831<text:s/></text:p>
          </table:table-cell>
          <table:table-cell office:value-type="float" office:value="57166" table:style-name="ce17">
            <text:p><text:s/>57.166<text:s/></text:p>
          </table:table-cell>
          <table:table-cell office:value-type="float" office:value="47.217429373438748" table:style-name="ce19">
            <text:p>47,2</text:p>
          </table:table-cell>
          <table:table-cell table:number-columns-repeated="16365" table:style-name="ce2"/>
        </table:table-row>
        <table:table-row table:style-name="ro1">
          <table:table-cell office:value-type="string" table:style-name="ce15">
            <text:p><text:s text:c="3"/>Piauí</text:p>
          </table:table-cell>
          <table:table-cell office:value-type="float" office:value="3118360" table:style-name="ce16">
            <text:p><text:s/>3.118.360<text:s/></text:p>
          </table:table-cell>
          <table:table-cell office:value-type="float" office:value="3271199" table:style-name="ce17">
            <text:p><text:s/>3.271.199<text:s/></text:p>
          </table:table-cell>
          <table:table-cell office:value-type="float" office:value="4.9012622019266541" table:style-name="ce18">
            <text:p>4,9</text:p>
          </table:table-cell>
          <table:table-cell office:value-type="float" office:value="759361" table:style-name="ce16">
            <text:p><text:s/>759.361<text:s/></text:p>
          </table:table-cell>
          <table:table-cell office:value-type="float" office:value="740322" table:style-name="ce17">
            <text:p><text:s/>740.322<text:s/></text:p>
          </table:table-cell>
          <table:table-cell office:value-type="float" office:value="-2.5072396396443852" table:style-name="ce18">
            <text:p>-2,5</text:p>
          </table:table-cell>
          <table:table-cell office:value-type="float" office:value="292951" table:style-name="ce16">
            <text:p><text:s/>292.951<text:s/></text:p>
          </table:table-cell>
          <table:table-cell office:value-type="float" office:value="400662" table:style-name="ce17">
            <text:p><text:s/>400.662<text:s/></text:p>
          </table:table-cell>
          <table:table-cell office:value-type="float" office:value="36.767582291919126" table:style-name="ce18">
            <text:p>36,8</text:p>
          </table:table-cell>
          <table:table-cell office:value-type="float" office:value="66731" table:style-name="ce16">
            <text:p><text:s/>66.731<text:s/></text:p>
          </table:table-cell>
          <table:table-cell office:value-type="float" office:value="3078" table:style-name="ce17">
            <text:p><text:s/>3.078<text:s/></text:p>
          </table:table-cell>
          <table:table-cell office:value-type="float" office:value="-95.387451109679162" table:style-name="ce18">
            <text:p>-95,4</text:p>
          </table:table-cell>
          <table:table-cell office:value-type="float" office:value="1996371" table:style-name="ce16">
            <text:p><text:s/>1.996.371<text:s/></text:p>
          </table:table-cell>
          <table:table-cell office:value-type="float" office:value="2120880" table:style-name="ce17">
            <text:p><text:s/>2.120.880<text:s/></text:p>
          </table:table-cell>
          <table:table-cell office:value-type="float" office:value="6.2367666130193236" table:style-name="ce18">
            <text:p>6,2</text:p>
          </table:table-cell>
          <table:table-cell office:value-type="float" office:value="2944" table:style-name="ce16">
            <text:p><text:s/>2.944<text:s/></text:p>
          </table:table-cell>
          <table:table-cell office:value-type="float" office:value="7202" table:style-name="ce17">
            <text:p><text:s/>7.202<text:s/></text:p>
          </table:table-cell>
          <table:table-cell office:value-type="float" office:value="144.63315217391303" table:style-name="ce19">
            <text:p>144,6</text:p>
          </table:table-cell>
          <table:table-cell table:number-columns-repeated="16365" table:style-name="ce2"/>
        </table:table-row>
        <table:table-row table:style-name="ro1">
          <table:table-cell office:value-type="string" table:style-name="ce15">
            <text:p><text:s text:c="3"/>Ceará</text:p>
          </table:table-cell>
          <table:table-cell office:value-type="float" office:value="8452381" table:style-name="ce16">
            <text:p><text:s/>8.452.381<text:s/></text:p>
          </table:table-cell>
          <table:table-cell office:value-type="float" office:value="8794957" table:style-name="ce17">
            <text:p><text:s/>8.794.957<text:s/></text:p>
          </table:table-cell>
          <table:table-cell office:value-type="float" office:value="4.0530118081520463" table:style-name="ce18">
            <text:p>4,1</text:p>
          </table:table-cell>
          <table:table-cell office:value-type="float" office:value="2704732" table:style-name="ce16">
            <text:p><text:s/>2.704.732<text:s/></text:p>
          </table:table-cell>
          <table:table-cell office:value-type="float" office:value="2456214" table:style-name="ce17">
            <text:p><text:s/>2.456.214<text:s/></text:p>
          </table:table-cell>
          <table:table-cell office:value-type="float" office:value="-9.1882670815444936" table:style-name="ce18">
            <text:p>-9,2</text:p>
          </table:table-cell>
          <table:table-cell office:value-type="float" office:value="392733" table:style-name="ce16">
            <text:p><text:s/>392.733<text:s/></text:p>
          </table:table-cell>
          <table:table-cell office:value-type="float" office:value="595694" table:style-name="ce17">
            <text:p><text:s/>595.694<text:s/></text:p>
          </table:table-cell>
          <table:table-cell office:value-type="float" office:value="51.679130605271261" table:style-name="ce18">
            <text:p>51,7</text:p>
          </table:table-cell>
          <table:table-cell office:value-type="float" office:value="105307" table:style-name="ce16">
            <text:p><text:s/>105.307<text:s/></text:p>
          </table:table-cell>
          <table:table-cell office:value-type="float" office:value="11256" table:style-name="ce17">
            <text:p><text:s/>11.256<text:s/></text:p>
          </table:table-cell>
          <table:table-cell office:value-type="float" office:value="-89.311251863598812" table:style-name="ce18">
            <text:p>-89,3</text:p>
          </table:table-cell>
          <table:table-cell office:value-type="float" office:value="5230214" table:style-name="ce16">
            <text:p><text:s/>5.230.214<text:s/></text:p>
          </table:table-cell>
          <table:table-cell office:value-type="float" office:value="5690973" table:style-name="ce17">
            <text:p><text:s/>5.690.973<text:s/></text:p>
          </table:table-cell>
          <table:table-cell office:value-type="float" office:value="8.8095630503837903" table:style-name="ce18">
            <text:p>8,8</text:p>
          </table:table-cell>
          <table:table-cell office:value-type="float" office:value="20697" table:style-name="ce16">
            <text:p><text:s/>20.697<text:s/></text:p>
          </table:table-cell>
          <table:table-cell office:value-type="float" office:value="56372" table:style-name="ce17">
            <text:p><text:s/>56.372<text:s/></text:p>
          </table:table-cell>
          <table:table-cell office:value-type="float" office:value="172.36797603517417" table:style-name="ce19">
            <text:p>172,4</text:p>
          </table:table-cell>
          <table:table-cell table:number-columns-repeated="16365" table:style-name="ce2"/>
        </table:table-row>
        <table:table-row table:style-name="ro1">
          <table:table-cell office:value-type="string" table:style-name="ce15">
            <text:p><text:s text:c="3"/>Rio Grande do Norte</text:p>
          </table:table-cell>
          <table:table-cell office:value-type="float" office:value="3168027" table:style-name="ce16">
            <text:p><text:s/>3.168.027<text:s/></text:p>
          </table:table-cell>
          <table:table-cell office:value-type="float" office:value="3302729" table:style-name="ce17">
            <text:p><text:s/>3.302.729<text:s/></text:p>
          </table:table-cell>
          <table:table-cell office:value-type="float" office:value="4.2519208327454283" table:style-name="ce18">
            <text:p>4,3</text:p>
          </table:table-cell>
          <table:table-cell office:value-type="float" office:value="1303592" table:style-name="ce16">
            <text:p><text:s/>1.303.592<text:s/></text:p>
          </table:table-cell>
          <table:table-cell office:value-type="float" office:value="1304317" table:style-name="ce17">
            <text:p><text:s/>1.304.317<text:s/></text:p>
          </table:table-cell>
          <table:table-cell office:value-type="float" office:value="5.5615560696905167E-2" table:style-name="ce18">
            <text:p>0,1</text:p>
          </table:table-cell>
          <table:table-cell office:value-type="float" office:value="166090" table:style-name="ce16">
            <text:p><text:s/>166.090<text:s/></text:p>
          </table:table-cell>
          <table:table-cell office:value-type="float" office:value="302749" table:style-name="ce17">
            <text:p><text:s/>302.749<text:s/></text:p>
          </table:table-cell>
          <table:table-cell office:value-type="float" office:value="82.280089108314769" table:style-name="ce18">
            <text:p>82,3</text:p>
          </table:table-cell>
          <table:table-cell office:value-type="float" office:value="32796" table:style-name="ce16">
            <text:p><text:s/>32.796<text:s/></text:p>
          </table:table-cell>
          <table:table-cell office:value-type="float" office:value="5237" table:style-name="ce17">
            <text:p><text:s/>5.237<text:s/></text:p>
          </table:table-cell>
          <table:table-cell office:value-type="float" office:value="-84.03158921819734" table:style-name="ce18">
            <text:p>-84,0</text:p>
          </table:table-cell>
          <table:table-cell office:value-type="float" office:value="1662645" table:style-name="ce16">
            <text:p><text:s/>1.662.645<text:s/></text:p>
          </table:table-cell>
          <table:table-cell office:value-type="float" office:value="1680960" table:style-name="ce17">
            <text:p><text:s/>1.680.960<text:s/></text:p>
          </table:table-cell>
          <table:table-cell office:value-type="float" office:value="1.1015580595978096" table:style-name="ce18">
            <text:p>1,1</text:p>
          </table:table-cell>
          <table:table-cell office:value-type="float" office:value="2597" table:style-name="ce16">
            <text:p><text:s/>2.597<text:s/></text:p>
          </table:table-cell>
          <table:table-cell office:value-type="float" office:value="11724" table:style-name="ce17">
            <text:p><text:s/>11.724<text:s/></text:p>
          </table:table-cell>
          <table:table-cell office:value-type="float" office:value="351.44397381594149" table:style-name="ce19">
            <text:p>351,4</text:p>
          </table:table-cell>
          <table:table-cell table:number-columns-repeated="16365" table:style-name="ce2"/>
        </table:table-row>
        <table:table-row table:style-name="ro1">
          <table:table-cell office:value-type="string" table:style-name="ce15">
            <text:p><text:s text:c="3"/>Paraíba</text:p>
          </table:table-cell>
          <table:table-cell office:value-type="float" office:value="3766528" table:style-name="ce16">
            <text:p><text:s/>3.766.528<text:s/></text:p>
          </table:table-cell>
          <table:table-cell office:value-type="float" office:value="3974687" table:style-name="ce17">
            <text:p><text:s/>3.974.687<text:s/></text:p>
          </table:table-cell>
          <table:table-cell office:value-type="float" office:value="5.5265485879834158" table:style-name="ce18">
            <text:p>5,5</text:p>
          </table:table-cell>
          <table:table-cell office:value-type="float" office:value="1499253" table:style-name="ce16">
            <text:p><text:s/>1.499.253<text:s/></text:p>
          </table:table-cell>
          <table:table-cell office:value-type="float" office:value="1419778" table:style-name="ce17">
            <text:p><text:s/>1.419.778<text:s/></text:p>
          </table:table-cell>
          <table:table-cell office:value-type="float" office:value="-5.300973217995895" table:style-name="ce18">
            <text:p>-5,3</text:p>
          </table:table-cell>
          <table:table-cell office:value-type="float" office:value="212968" table:style-name="ce16">
            <text:p><text:s/>212.968<text:s/></text:p>
          </table:table-cell>
          <table:table-cell office:value-type="float" office:value="316572" table:style-name="ce17">
            <text:p><text:s/>316.572<text:s/></text:p>
          </table:table-cell>
          <table:table-cell office:value-type="float" office:value="48.647684159122498" table:style-name="ce18">
            <text:p>48,6</text:p>
          </table:table-cell>
          <table:table-cell office:value-type="float" office:value="48487" table:style-name="ce16">
            <text:p><text:s/>48.487<text:s/></text:p>
          </table:table-cell>
          <table:table-cell office:value-type="float" office:value="4912" table:style-name="ce17">
            <text:p><text:s/>4.912<text:s/></text:p>
          </table:table-cell>
          <table:table-cell office:value-type="float" office:value="-89.869449543176515" table:style-name="ce18">
            <text:p>-89,9</text:p>
          </table:table-cell>
          <table:table-cell office:value-type="float" office:value="1986619" table:style-name="ce16">
            <text:p><text:s/>1.986.619<text:s/></text:p>
          </table:table-cell>
          <table:table-cell office:value-type="float" office:value="2207880" table:style-name="ce17">
            <text:p><text:s/>2.207.880<text:s/></text:p>
          </table:table-cell>
          <table:table-cell office:value-type="float" office:value="11.137565884550586" table:style-name="ce18">
            <text:p>11,1</text:p>
          </table:table-cell>
          <table:table-cell office:value-type="float" office:value="25043" table:style-name="ce16">
            <text:p><text:s/>25.043<text:s/></text:p>
          </table:table-cell>
          <table:table-cell office:value-type="float" office:value="30140" table:style-name="ce17">
            <text:p><text:s/>30.140<text:s/></text:p>
          </table:table-cell>
          <table:table-cell office:value-type="float" office:value="20.352992852294054" table:style-name="ce19">
            <text:p>20,4</text:p>
          </table:table-cell>
          <table:table-cell table:number-columns-repeated="16365" table:style-name="ce2"/>
        </table:table-row>
        <table:table-row table:style-name="ro1">
          <table:table-cell office:value-type="string" table:style-name="ce15">
            <text:p><text:s text:c="3"/>Pernambuco</text:p>
          </table:table-cell>
          <table:table-cell office:value-type="float" office:value="8796448" table:style-name="ce16">
            <text:p><text:s/>8.796.448<text:s/></text:p>
          </table:table-cell>
          <table:table-cell office:value-type="float" office:value="9058931" table:style-name="ce17">
            <text:p><text:s/>9.058.931<text:s/></text:p>
          </table:table-cell>
          <table:table-cell office:value-type="float" office:value="2.9839658007413901" table:style-name="ce18">
            <text:p>3,0</text:p>
          </table:table-cell>
          <table:table-cell office:value-type="float" office:value="3225294" table:style-name="ce16">
            <text:p><text:s/>3.225.294<text:s/></text:p>
          </table:table-cell>
          <table:table-cell office:value-type="float" office:value="3043916" table:style-name="ce17">
            <text:p><text:s/>3.043.916<text:s/></text:p>
          </table:table-cell>
          <table:table-cell office:value-type="float" office:value="-5.6236113669017458" table:style-name="ce18">
            <text:p>-5,6</text:p>
          </table:table-cell>
          <table:table-cell office:value-type="float" office:value="570795" table:style-name="ce16">
            <text:p><text:s/>570.795<text:s/></text:p>
          </table:table-cell>
          <table:table-cell office:value-type="float" office:value="909557" table:style-name="ce17">
            <text:p><text:s/>909.557<text:s/></text:p>
          </table:table-cell>
          <table:table-cell office:value-type="float" office:value="59.349153373803212" table:style-name="ce18">
            <text:p>59,3</text:p>
          </table:table-cell>
          <table:table-cell office:value-type="float" office:value="82152" table:style-name="ce16">
            <text:p><text:s/>82.152<text:s/></text:p>
          </table:table-cell>
          <table:table-cell office:value-type="float" office:value="13225" table:style-name="ce17">
            <text:p><text:s/>13.225<text:s/></text:p>
          </table:table-cell>
          <table:table-cell office:value-type="float" office:value="-83.901791800564808" table:style-name="ce18">
            <text:p>-83,9</text:p>
          </table:table-cell>
          <table:table-cell office:value-type="float" office:value="4864865" table:style-name="ce16">
            <text:p><text:s/>4.864.865<text:s/></text:p>
          </table:table-cell>
          <table:table-cell office:value-type="float" office:value="5006802" table:style-name="ce17">
            <text:p><text:s/>5.006.802<text:s/></text:p>
          </table:table-cell>
          <table:table-cell office:value-type="float" office:value="2.9175938078446166" table:style-name="ce18">
            <text:p>2,9</text:p>
          </table:table-cell>
          <table:table-cell office:value-type="float" office:value="60995" table:style-name="ce16">
            <text:p><text:s/>60.995<text:s/></text:p>
          </table:table-cell>
          <table:table-cell office:value-type="float" office:value="106646" table:style-name="ce17">
            <text:p><text:s/>106.646<text:s/></text:p>
          </table:table-cell>
          <table:table-cell office:value-type="float" office:value="74.843839658988443" table:style-name="ce19">
            <text:p>74,8</text:p>
          </table:table-cell>
          <table:table-cell table:number-columns-repeated="16365" table:style-name="ce2"/>
        </table:table-row>
        <table:table-row table:style-name="ro1">
          <table:table-cell office:value-type="string" table:style-name="ce15">
            <text:p><text:s text:c="3"/>Alagoas</text:p>
          </table:table-cell>
          <table:table-cell office:value-type="float" office:value="3120494" table:style-name="ce16">
            <text:p><text:s/>3.120.494<text:s/></text:p>
          </table:table-cell>
          <table:table-cell office:value-type="float" office:value="3127683" table:style-name="ce17">
            <text:p><text:s/>3.127.683<text:s/></text:p>
          </table:table-cell>
          <table:table-cell office:value-type="float" office:value="0.23038018980328115" table:style-name="ce18">
            <text:p>0,2</text:p>
          </table:table-cell>
          <table:table-cell office:value-type="float" office:value="986326" table:style-name="ce16">
            <text:p><text:s/>986.326<text:s/></text:p>
          </table:table-cell>
          <table:table-cell office:value-type="float" office:value="915400" table:style-name="ce17">
            <text:p><text:s/>915.400<text:s/></text:p>
          </table:table-cell>
          <table:table-cell office:value-type="float" office:value="-7.1909287598623584" table:style-name="ce18">
            <text:p>-7,2</text:p>
          </table:table-cell>
          <table:table-cell office:value-type="float" office:value="205154" table:style-name="ce16">
            <text:p><text:s/>205.154<text:s/></text:p>
          </table:table-cell>
          <table:table-cell office:value-type="float" office:value="298709" table:style-name="ce17">
            <text:p><text:s/>298.709<text:s/></text:p>
          </table:table-cell>
          <table:table-cell office:value-type="float" office:value="45.602328007253092" table:style-name="ce18">
            <text:p>45,6</text:p>
          </table:table-cell>
          <table:table-cell office:value-type="float" office:value="36684" table:style-name="ce16">
            <text:p><text:s/>36.684<text:s/></text:p>
          </table:table-cell>
          <table:table-cell office:value-type="float" office:value="5505" table:style-name="ce17">
            <text:p><text:s/>5.505<text:s/></text:p>
          </table:table-cell>
          <table:table-cell office:value-type="float" office:value="-84.993457638207389" table:style-name="ce18">
            <text:p>-85,0</text:p>
          </table:table-cell>
          <table:table-cell office:value-type="float" office:value="1877818" table:style-name="ce16">
            <text:p><text:s/>1.877.818<text:s/></text:p>
          </table:table-cell>
          <table:table-cell office:value-type="float" office:value="1887865" table:style-name="ce17">
            <text:p><text:s/>1.887.865<text:s/></text:p>
          </table:table-cell>
          <table:table-cell office:value-type="float" office:value="0.5350358767463087" table:style-name="ce18">
            <text:p>0,5</text:p>
          </table:table-cell>
          <table:table-cell office:value-type="float" office:value="16291" table:style-name="ce16">
            <text:p><text:s/>16.291<text:s/></text:p>
          </table:table-cell>
          <table:table-cell office:value-type="float" office:value="25725" table:style-name="ce17">
            <text:p><text:s/>25.725<text:s/></text:p>
          </table:table-cell>
          <table:table-cell office:value-type="float" office:value="57.909275059848994" table:style-name="ce19">
            <text:p>57,9</text:p>
          </table:table-cell>
          <table:table-cell table:number-columns-repeated="16365" table:style-name="ce2"/>
        </table:table-row>
        <table:table-row table:style-name="ro1">
          <table:table-cell office:value-type="string" table:style-name="ce15">
            <text:p><text:s text:c="3"/>Sergipe</text:p>
          </table:table-cell>
          <table:table-cell office:value-type="float" office:value="2068017" table:style-name="ce16">
            <text:p><text:s/>2.068.017<text:s/></text:p>
          </table:table-cell>
          <table:table-cell office:value-type="float" office:value="2210004" table:style-name="ce17">
            <text:p><text:s/>2.210.004<text:s/></text:p>
          </table:table-cell>
          <table:table-cell office:value-type="float" office:value="6.8658526501474597" table:style-name="ce18">
            <text:p>6,9</text:p>
          </table:table-cell>
          <table:table-cell office:value-type="float" office:value="583428" table:style-name="ce16">
            <text:p><text:s/>583.428<text:s/></text:p>
          </table:table-cell>
          <table:table-cell office:value-type="float" office:value="556908" table:style-name="ce17">
            <text:p><text:s/>556.908<text:s/></text:p>
          </table:table-cell>
          <table:table-cell office:value-type="float" office:value="-4.5455480367757461" table:style-name="ce18">
            <text:p>-4,5</text:p>
          </table:table-cell>
          <table:table-cell office:value-type="float" office:value="184054" table:style-name="ce16">
            <text:p><text:s/>184.054<text:s/></text:p>
          </table:table-cell>
          <table:table-cell office:value-type="float" office:value="283960" table:style-name="ce17">
            <text:p><text:s/>283.960<text:s/></text:p>
          </table:table-cell>
          <table:table-cell office:value-type="float" office:value="54.280808893042256" table:style-name="ce18">
            <text:p>54,3</text:p>
          </table:table-cell>
          <table:table-cell office:value-type="float" office:value="25708" table:style-name="ce16">
            <text:p><text:s/>25.708<text:s/></text:p>
          </table:table-cell>
          <table:table-cell office:value-type="float" office:value="2978" table:style-name="ce17">
            <text:p><text:s/>2.978<text:s/></text:p>
          </table:table-cell>
          <table:table-cell office:value-type="float" office:value="-88.416057258440944" table:style-name="ce18">
            <text:p>-88,4</text:p>
          </table:table-cell>
          <table:table-cell office:value-type="float" office:value="1269565" table:style-name="ce16">
            <text:p><text:s/>1.269.565<text:s/></text:p>
          </table:table-cell>
          <table:table-cell office:value-type="float" office:value="1361504" table:style-name="ce17">
            <text:p><text:s/>1.361.504<text:s/></text:p>
          </table:table-cell>
          <table:table-cell office:value-type="float" office:value="7.2417717879746215" table:style-name="ce18">
            <text:p>7,2</text:p>
          </table:table-cell>
          <table:table-cell office:value-type="float" office:value="5221" table:style-name="ce16">
            <text:p><text:s/>5.221<text:s/></text:p>
          </table:table-cell>
          <table:table-cell office:value-type="float" office:value="4710" table:style-name="ce17">
            <text:p><text:s/>4.710<text:s/></text:p>
          </table:table-cell>
          <table:table-cell office:value-type="float" office:value="-9.7873970503734924" table:style-name="ce19">
            <text:p>-9,8</text:p>
          </table:table-cell>
          <table:table-cell table:number-columns-repeated="16365" table:style-name="ce2"/>
        </table:table-row>
        <table:table-row table:style-name="ro1">
          <table:table-cell office:value-type="string" table:style-name="ce15">
            <text:p><text:s text:c="3"/>Bahia</text:p>
          </table:table-cell>
          <table:table-cell office:value-type="float" office:value="14016906" table:style-name="ce16">
            <text:p><text:s/>14.016.906<text:s/></text:p>
          </table:table-cell>
          <table:table-cell office:value-type="float" office:value="14141626" table:style-name="ce17">
            <text:p><text:s/>14.141.626<text:s/></text:p>
          </table:table-cell>
          <table:table-cell office:value-type="float" office:value="0.88978266673116024" table:style-name="ce18">
            <text:p>0,9</text:p>
          </table:table-cell>
          <table:table-cell office:value-type="float" office:value="3110605" table:style-name="ce16">
            <text:p><text:s/>3.110.605<text:s/></text:p>
          </table:table-cell>
          <table:table-cell office:value-type="float" office:value="2772837" table:style-name="ce17">
            <text:p><text:s/>2.772.837<text:s/></text:p>
          </table:table-cell>
          <table:table-cell office:value-type="float" office:value="-10.858595032156124" table:style-name="ce18">
            <text:p>-10,9</text:p>
          </table:table-cell>
          <table:table-cell office:value-type="float" office:value="2397249" table:style-name="ce16">
            <text:p><text:s/>2.397.249<text:s/></text:p>
          </table:table-cell>
          <table:table-cell office:value-type="float" office:value="3164691" table:style-name="ce17">
            <text:p><text:s/>3.164.691<text:s/></text:p>
          </table:table-cell>
          <table:table-cell office:value-type="float" office:value="32.013445411803282" table:style-name="ce18">
            <text:p>32,0</text:p>
          </table:table-cell>
          <table:table-cell office:value-type="float" office:value="158925" table:style-name="ce16">
            <text:p><text:s/>158.925<text:s/></text:p>
          </table:table-cell>
          <table:table-cell office:value-type="float" office:value="16017" table:style-name="ce17">
            <text:p><text:s/>16.017<text:s/></text:p>
          </table:table-cell>
          <table:table-cell office:value-type="float" office:value="-89.921661160924955" table:style-name="ce18">
            <text:p>-89,9</text:p>
          </table:table-cell>
          <table:table-cell office:value-type="float" office:value="8293057" table:style-name="ce16">
            <text:p><text:s/>8.293.057<text:s/></text:p>
          </table:table-cell>
          <table:table-cell office:value-type="float" office:value="8103964" table:style-name="ce17">
            <text:p><text:s/>8.103.964<text:s/></text:p>
          </table:table-cell>
          <table:table-cell office:value-type="float" office:value="-2.2801362633827309" table:style-name="ce18">
            <text:p>-2,3</text:p>
          </table:table-cell>
          <table:table-cell office:value-type="float" office:value="60120" table:style-name="ce16">
            <text:p><text:s/>60.120<text:s/></text:p>
          </table:table-cell>
          <table:table-cell office:value-type="float" office:value="229443" table:style-name="ce17">
            <text:p><text:s/>229.443<text:s/></text:p>
          </table:table-cell>
          <table:table-cell office:value-type="float" office:value="281.64171656686625" table:style-name="ce19">
            <text:p>281,6</text:p>
          </table:table-cell>
          <table:table-cell table:number-columns-repeated="16365" table:style-name="ce2"/>
        </table:table-row>
        <table:table-row table:style-name="ro1">
          <table:table-cell office:value-type="string" table:style-name="ce12">
            <text:p><text:s/>Sudeste</text:p>
          </table:table-cell>
          <table:table-cell office:value-type="float" office:value="80364410" table:style-name="ce13">
            <text:p><text:s/>80.364.410<text:s/></text:p>
          </table:table-cell>
          <table:table-cell office:value-type="float" office:value="84840113" table:style-name="ce8">
            <text:p><text:s/>84.840.113<text:s/></text:p>
          </table:table-cell>
          <table:table-cell office:value-type="float" office:value="5.5692600742044895" table:style-name="ce14">
            <text:p>5,6</text:p>
          </table:table-cell>
          <table:table-cell office:value-type="float" office:value="44330981" table:style-name="ce13">
            <text:p><text:s/>44.330.981<text:s/></text:p>
          </table:table-cell>
          <table:table-cell office:value-type="float" office:value="42318768" table:style-name="ce8">
            <text:p><text:s/>42.318.768<text:s/></text:p>
          </table:table-cell>
          <table:table-cell office:value-type="float" office:value="-4.5390671593755165" table:style-name="ce14">
            <text:p>-4,5</text:p>
          </table:table-cell>
          <table:table-cell office:value-type="float" office:value="6356320" table:style-name="ce13">
            <text:p><text:s/>6.356.320<text:s/></text:p>
          </table:table-cell>
          <table:table-cell office:value-type="float" office:value="9003372" table:style-name="ce8">
            <text:p><text:s/>9.003.372<text:s/></text:p>
          </table:table-cell>
          <table:table-cell office:value-type="float" office:value="41.644410602361113" table:style-name="ce14">
            <text:p>41,6</text:p>
          </table:table-cell>
          <table:table-cell office:value-type="float" office:value="890267" table:style-name="ce13">
            <text:p><text:s/>890.267<text:s/></text:p>
          </table:table-cell>
          <table:table-cell office:value-type="float" office:value="570852" table:style-name="ce8">
            <text:p><text:s/>570.852<text:s/></text:p>
          </table:table-cell>
          <table:table-cell office:value-type="float" office:value="-35.878562274014428" table:style-name="ce14">
            <text:p>-35,9</text:p>
          </table:table-cell>
          <table:table-cell office:value-type="float" office:value="28684715" table:style-name="ce13">
            <text:p><text:s/>28.684.715<text:s/></text:p>
          </table:table-cell>
          <table:table-cell office:value-type="float" office:value="32833389" table:style-name="ce8">
            <text:p><text:s/>32.833.389<text:s/></text:p>
          </table:table-cell>
          <table:table-cell office:value-type="float" office:value="14.463012792701619" table:style-name="ce14">
            <text:p>14,5</text:p>
          </table:table-cell>
          <table:table-cell office:value-type="float" office:value="99137" table:style-name="ce13">
            <text:p><text:s/>99.137<text:s/></text:p>
          </table:table-cell>
          <table:table-cell office:value-type="float" office:value="123434" table:style-name="ce8">
            <text:p><text:s/>123.434<text:s/></text:p>
          </table:table-cell>
          <table:table-cell office:value-type="float" office:value="24.508508427731321" table:style-name="ce11">
            <text:p>24,5</text:p>
          </table:table-cell>
          <table:table-cell table:style-name="ce2"/>
          <table:table-cell table:number-columns-repeated="16364" table:style-name="ce20"/>
        </table:table-row>
        <table:table-row table:style-name="ro1">
          <table:table-cell office:value-type="string" table:style-name="ce15">
            <text:p><text:s text:c="3"/>Minas Gerais</text:p>
          </table:table-cell>
          <table:table-cell office:value-type="float" office:value="19597330" table:style-name="ce16">
            <text:p><text:s/>19.597.330<text:s/></text:p>
          </table:table-cell>
          <table:table-cell office:value-type="float" office:value="20539989" table:style-name="ce17">
            <text:p><text:s/>20.539.989<text:s/></text:p>
          </table:table-cell>
          <table:table-cell office:value-type="float" office:value="4.8101399527384601" table:style-name="ce18">
            <text:p>4,8</text:p>
          </table:table-cell>
          <table:table-cell office:value-type="float" office:value="8894547" table:style-name="ce16">
            <text:p><text:s/>8.894.547<text:s/></text:p>
          </table:table-cell>
          <table:table-cell office:value-type="float" office:value="8437697" table:style-name="ce17">
            <text:p><text:s/>8.437.697<text:s/></text:p>
          </table:table-cell>
          <table:table-cell office:value-type="float" office:value="-5.13629305685832" table:style-name="ce18">
            <text:p>-5,1</text:p>
          </table:table-cell>
          <table:table-cell office:value-type="float" office:value="1806541" table:style-name="ce16">
            <text:p><text:s/>1.806.541<text:s/></text:p>
          </table:table-cell>
          <table:table-cell office:value-type="float" office:value="2432877" table:style-name="ce17">
            <text:p><text:s/>2.432.877<text:s/></text:p>
          </table:table-cell>
          <table:table-cell office:value-type="float" office:value="34.670455860121635" table:style-name="ce18">
            <text:p>34,7</text:p>
          </table:table-cell>
          <table:table-cell office:value-type="float" office:value="187119" table:style-name="ce16">
            <text:p><text:s/>187.119<text:s/></text:p>
          </table:table-cell>
          <table:table-cell office:value-type="float" office:value="31681" table:style-name="ce17">
            <text:p><text:s/>31.681<text:s/></text:p>
          </table:table-cell>
          <table:table-cell office:value-type="float" office:value="-83.069063002688125" table:style-name="ce18">
            <text:p>-83,1</text:p>
          </table:table-cell>
          <table:table-cell office:value-type="float" office:value="8677745" table:style-name="ce16">
            <text:p><text:s/>8.677.745<text:s/></text:p>
          </table:table-cell>
          <table:table-cell office:value-type="float" office:value="9605151" table:style-name="ce17">
            <text:p><text:s/>9.605.151<text:s/></text:p>
          </table:table-cell>
          <table:table-cell office:value-type="float" office:value="10.687177371540647" table:style-name="ce18">
            <text:p>10,7</text:p>
          </table:table-cell>
          <table:table-cell office:value-type="float" office:value="31677" table:style-name="ce16">
            <text:p><text:s/>31.677<text:s/></text:p>
          </table:table-cell>
          <table:table-cell office:value-type="float" office:value="36699" table:style-name="ce17">
            <text:p><text:s/>36.699<text:s/></text:p>
          </table:table-cell>
          <table:table-cell office:value-type="float" office:value="15.853774031631785" table:style-name="ce19">
            <text:p>15,9</text:p>
          </table:table-cell>
          <table:table-cell table:number-columns-repeated="16365" table:style-name="ce2"/>
        </table:table-row>
        <table:table-row table:style-name="ro1">
          <table:table-cell office:value-type="string" table:style-name="ce15">
            <text:p><text:s text:c="3"/>Espírito Santo</text:p>
          </table:table-cell>
          <table:table-cell office:value-type="float" office:value="3514952" table:style-name="ce16">
            <text:p><text:s/>3.514.952<text:s/></text:p>
          </table:table-cell>
          <table:table-cell office:value-type="float" office:value="3833712" table:style-name="ce17">
            <text:p><text:s/>3.833.712<text:s/></text:p>
          </table:table-cell>
          <table:table-cell office:value-type="float" office:value="9.0686871399666344" table:style-name="ce18">
            <text:p>9,1</text:p>
          </table:table-cell>
          <table:table-cell office:value-type="float" office:value="1481678" table:style-name="ce16">
            <text:p><text:s/>1.481.678<text:s/></text:p>
          </table:table-cell>
          <table:table-cell office:value-type="float" office:value="1479275" table:style-name="ce17">
            <text:p><text:s/>1.479.275<text:s/></text:p>
          </table:table-cell>
          <table:table-cell office:value-type="float" office:value="-0.16218098669211528" table:style-name="ce18">
            <text:p>-0,2</text:p>
          </table:table-cell>
          <table:table-cell office:value-type="float" office:value="293334" table:style-name="ce16">
            <text:p><text:s/>293.334<text:s/></text:p>
          </table:table-cell>
          <table:table-cell office:value-type="float" office:value="429680" table:style-name="ce17">
            <text:p><text:s/>429.680<text:s/></text:p>
          </table:table-cell>
          <table:table-cell office:value-type="float" office:value="46.481485269351658" table:style-name="ce18">
            <text:p>46,5</text:p>
          </table:table-cell>
          <table:table-cell office:value-type="float" office:value="21956" table:style-name="ce16">
            <text:p><text:s/>21.956<text:s/></text:p>
          </table:table-cell>
          <table:table-cell office:value-type="float" office:value="4268" table:style-name="ce17">
            <text:p><text:s/>4.268<text:s/></text:p>
          </table:table-cell>
          <table:table-cell office:value-type="float" office:value="-80.561122244488985" table:style-name="ce18">
            <text:p>-80,6</text:p>
          </table:table-cell>
          <table:table-cell office:value-type="float" office:value="1708796" table:style-name="ce16">
            <text:p><text:s/>1.708.796<text:s/></text:p>
          </table:table-cell>
          <table:table-cell office:value-type="float" office:value="1908803" table:style-name="ce17">
            <text:p><text:s/>1.908.803<text:s/></text:p>
          </table:table-cell>
          <table:table-cell office:value-type="float" office:value="11.704556892689356" table:style-name="ce18">
            <text:p>11,7</text:p>
          </table:table-cell>
          <table:table-cell office:value-type="float" office:value="9585" table:style-name="ce16">
            <text:p><text:s/>9.585<text:s/></text:p>
          </table:table-cell>
          <table:table-cell office:value-type="float" office:value="14410" table:style-name="ce17">
            <text:p><text:s/>14.410<text:s/></text:p>
          </table:table-cell>
          <table:table-cell office:value-type="float" office:value="50.339071465832028" table:style-name="ce19">
            <text:p>50,3</text:p>
          </table:table-cell>
          <table:table-cell table:number-columns-repeated="16365" table:style-name="ce2"/>
        </table:table-row>
        <table:table-row table:style-name="ro1">
          <table:table-cell office:value-type="string" table:style-name="ce15">
            <text:p><text:s text:c="3"/>Rio de Janeiro</text:p>
          </table:table-cell>
          <table:table-cell office:value-type="float" office:value="15989929" table:style-name="ce16">
            <text:p><text:s/>15.989.929<text:s/></text:p>
          </table:table-cell>
          <table:table-cell office:value-type="float" office:value="16055174" table:style-name="ce17">
            <text:p><text:s/>16.055.174<text:s/></text:p>
          </table:table-cell>
          <table:table-cell office:value-type="float" office:value="0.40803808447179474" table:style-name="ce18">
            <text:p>0,4</text:p>
          </table:table-cell>
          <table:table-cell office:value-type="float" office:value="7583047" table:style-name="ce16">
            <text:p><text:s/>7.583.047<text:s/></text:p>
          </table:table-cell>
          <table:table-cell office:value-type="float" office:value="6739901" table:style-name="ce17">
            <text:p><text:s/>6.739.901<text:s/></text:p>
          </table:table-cell>
          <table:table-cell office:value-type="float" office:value="-11.118828618627843" table:style-name="ce18">
            <text:p>-11,1</text:p>
          </table:table-cell>
          <table:table-cell office:value-type="float" office:value="1978681" table:style-name="ce16">
            <text:p><text:s/>1.978.681<text:s/></text:p>
          </table:table-cell>
          <table:table-cell office:value-type="float" office:value="2594253" table:style-name="ce17">
            <text:p><text:s/>2.594.253<text:s/></text:p>
          </table:table-cell>
          <table:table-cell office:value-type="float" office:value="31.110219383518618" table:style-name="ce18">
            <text:p>31,1</text:p>
          </table:table-cell>
          <table:table-cell office:value-type="float" office:value="122838" table:style-name="ce16">
            <text:p><text:s/>122.838<text:s/></text:p>
          </table:table-cell>
          <table:table-cell office:value-type="float" office:value="21837" table:style-name="ce17">
            <text:p><text:s/>21.837<text:s/></text:p>
          </table:table-cell>
          <table:table-cell office:value-type="float" office:value="-82.222927758511204" table:style-name="ce18">
            <text:p>-82,2</text:p>
          </table:table-cell>
          <table:table-cell office:value-type="float" office:value="6288095" table:style-name="ce16">
            <text:p><text:s/>6.288.095<text:s/></text:p>
          </table:table-cell>
          <table:table-cell office:value-type="float" office:value="6682740" table:style-name="ce17">
            <text:p><text:s/>6.682.740<text:s/></text:p>
          </table:table-cell>
          <table:table-cell office:value-type="float" office:value="6.2760661217745595" table:style-name="ce18">
            <text:p>6,3</text:p>
          </table:table-cell>
          <table:table-cell office:value-type="float" office:value="15894" table:style-name="ce16">
            <text:p><text:s/>15.894<text:s/></text:p>
          </table:table-cell>
          <table:table-cell office:value-type="float" office:value="16994" table:style-name="ce17">
            <text:p><text:s/>16.994<text:s/></text:p>
          </table:table-cell>
          <table:table-cell office:value-type="float" office:value="6.9208506354599217" table:style-name="ce19">
            <text:p>6,9</text:p>
          </table:table-cell>
          <table:table-cell table:number-columns-repeated="16365" table:style-name="ce2"/>
        </table:table-row>
        <table:table-row table:style-name="ro1">
          <table:table-cell office:value-type="string" table:style-name="ce15">
            <text:p><text:s text:c="3"/>São Paulo</text:p>
          </table:table-cell>
          <table:table-cell office:value-type="float" office:value="41262199" table:style-name="ce16">
            <text:p><text:s/>41.262.199<text:s/></text:p>
          </table:table-cell>
          <table:table-cell office:value-type="float" office:value="44411238" table:style-name="ce17">
            <text:p><text:s/>44.411.238<text:s/></text:p>
          </table:table-cell>
          <table:table-cell office:value-type="float" office:value="7.6317769685517733" table:style-name="ce18">
            <text:p>7,6</text:p>
          </table:table-cell>
          <table:table-cell office:value-type="float" office:value="26371709" table:style-name="ce16">
            <text:p><text:s/>26.371.709<text:s/></text:p>
          </table:table-cell>
          <table:table-cell office:value-type="float" office:value="25661895" table:style-name="ce17">
            <text:p><text:s/>25.661.895<text:s/></text:p>
          </table:table-cell>
          <table:table-cell office:value-type="float" office:value="-2.6915737618673101" table:style-name="ce18">
            <text:p>-2,7</text:p>
          </table:table-cell>
          <table:table-cell office:value-type="float" office:value="2277764" table:style-name="ce16">
            <text:p><text:s/>2.277.764<text:s/></text:p>
          </table:table-cell>
          <table:table-cell office:value-type="float" office:value="3546562" table:style-name="ce17">
            <text:p><text:s/>3.546.562<text:s/></text:p>
          </table:table-cell>
          <table:table-cell office:value-type="float" office:value="55.7036637685028" table:style-name="ce18">
            <text:p>55,7</text:p>
          </table:table-cell>
          <table:table-cell office:value-type="float" office:value="558354" table:style-name="ce16">
            <text:p><text:s/>558.354<text:s/></text:p>
          </table:table-cell>
          <table:table-cell office:value-type="float" office:value="513066" table:style-name="ce17">
            <text:p><text:s/>513.066<text:s/></text:p>
          </table:table-cell>
          <table:table-cell office:value-type="float" office:value="-8.1109833546459775" table:style-name="ce18">
            <text:p>-8,1</text:p>
          </table:table-cell>
          <table:table-cell office:value-type="float" office:value="12010079" table:style-name="ce16">
            <text:p><text:s/>12.010.079<text:s/></text:p>
          </table:table-cell>
          <table:table-cell office:value-type="float" office:value="14636695" table:style-name="ce17">
            <text:p><text:s/>14.636.695<text:s/></text:p>
          </table:table-cell>
          <table:table-cell office:value-type="float" office:value="21.870097607184764" table:style-name="ce18">
            <text:p>21,9</text:p>
          </table:table-cell>
          <table:table-cell office:value-type="float" office:value="41981" table:style-name="ce16">
            <text:p><text:s/>41.981<text:s/></text:p>
          </table:table-cell>
          <table:table-cell office:value-type="float" office:value="55331" table:style-name="ce17">
            <text:p><text:s/>55.331<text:s/></text:p>
          </table:table-cell>
          <table:table-cell office:value-type="float" office:value="31.800100045258567" table:style-name="ce19">
            <text:p>31,8</text:p>
          </table:table-cell>
          <table:table-cell table:number-columns-repeated="16365" table:style-name="ce2"/>
        </table:table-row>
        <table:table-row table:style-name="ro1">
          <table:table-cell office:value-type="string" table:style-name="ce12">
            <text:p><text:s/>Sul</text:p>
          </table:table-cell>
          <table:table-cell office:value-type="float" office:value="27386891" table:style-name="ce13">
            <text:p><text:s/>27.386.891<text:s/></text:p>
          </table:table-cell>
          <table:table-cell office:value-type="float" office:value="29937706" table:style-name="ce8">
            <text:p><text:s/>29.937.706<text:s/></text:p>
          </table:table-cell>
          <table:table-cell office:value-type="float" office:value="9.313999898710664" table:style-name="ce14">
            <text:p>9,3</text:p>
          </table:table-cell>
          <table:table-cell office:value-type="float" office:value="21490997" table:style-name="ce13">
            <text:p><text:s/>21.490.997<text:s/></text:p>
          </table:table-cell>
          <table:table-cell office:value-type="float" office:value="21729713" table:style-name="ce8">
            <text:p><text:s/>21.729.713<text:s/></text:p>
          </table:table-cell>
          <table:table-cell office:value-type="float" office:value="1.1107721061056404" table:style-name="ce14">
            <text:p>1,1</text:p>
          </table:table-cell>
          <table:table-cell office:value-type="float" office:value="1109810" table:style-name="ce13">
            <text:p><text:s/>1.109.810<text:s/></text:p>
          </table:table-cell>
          <table:table-cell office:value-type="float" office:value="1505526" table:style-name="ce8">
            <text:p><text:s/>1.505.526<text:s/></text:p>
          </table:table-cell>
          <table:table-cell office:value-type="float" office:value="35.656193402474294" table:style-name="ce14">
            <text:p>35,7</text:p>
          </table:table-cell>
          <table:table-cell office:value-type="float" office:value="184904" table:style-name="ce13">
            <text:p><text:s/>184.904<text:s/></text:p>
          </table:table-cell>
          <table:table-cell office:value-type="float" office:value="120838" table:style-name="ce8">
            <text:p><text:s/>120.838<text:s/></text:p>
          </table:table-cell>
          <table:table-cell office:value-type="float" office:value="-34.648249902652189" table:style-name="ce14">
            <text:p>-34,6</text:p>
          </table:table-cell>
          <table:table-cell office:value-type="float" office:value="4525979" table:style-name="ce13">
            <text:p><text:s/>4.525.979<text:s/></text:p>
          </table:table-cell>
          <table:table-cell office:value-type="float" office:value="6499382" table:style-name="ce8">
            <text:p><text:s/>6.499.382<text:s/></text:p>
          </table:table-cell>
          <table:table-cell office:value-type="float" office:value="43.601682641479336" table:style-name="ce14">
            <text:p>43,6</text:p>
          </table:table-cell>
          <table:table-cell office:value-type="float" office:value="78773" table:style-name="ce13">
            <text:p><text:s/>78.773<text:s/></text:p>
          </table:table-cell>
          <table:table-cell office:value-type="float" office:value="88341" table:style-name="ce8">
            <text:p><text:s/>88.341<text:s/></text:p>
          </table:table-cell>
          <table:table-cell office:value-type="float" office:value="12.146293780864003" table:style-name="ce11">
            <text:p>12,1</text:p>
          </table:table-cell>
          <table:table-cell table:style-name="ce2"/>
          <table:table-cell table:number-columns-repeated="16364" table:style-name="ce20"/>
        </table:table-row>
        <table:table-row table:style-name="ro1">
          <table:table-cell office:value-type="string" table:style-name="ce15">
            <text:p><text:s text:c="3"/>Paraná</text:p>
          </table:table-cell>
          <table:table-cell office:value-type="float" office:value="10444526" table:style-name="ce16">
            <text:p><text:s/>10.444.526<text:s/></text:p>
          </table:table-cell>
          <table:table-cell office:value-type="float" office:value="11444380" table:style-name="ce17">
            <text:p><text:s/>11.444.380<text:s/></text:p>
          </table:table-cell>
          <table:table-cell office:value-type="float" office:value="9.572995461929052" table:style-name="ce18">
            <text:p>9,6</text:p>
          </table:table-cell>
          <table:table-cell office:value-type="float" office:value="7344122" table:style-name="ce16">
            <text:p><text:s/>7.344.122<text:s/></text:p>
          </table:table-cell>
          <table:table-cell office:value-type="float" office:value="7389932" table:style-name="ce17">
            <text:p><text:s/>7.389.932<text:s/></text:p>
          </table:table-cell>
          <table:table-cell office:value-type="float" office:value="0.62376414770887512" table:style-name="ce18">
            <text:p>0,6</text:p>
          </table:table-cell>
          <table:table-cell office:value-type="float" office:value="330830" table:style-name="ce16">
            <text:p><text:s/>330.830<text:s/></text:p>
          </table:table-cell>
          <table:table-cell office:value-type="float" office:value="485781" table:style-name="ce17">
            <text:p><text:s/>485.781<text:s/></text:p>
          </table:table-cell>
          <table:table-cell office:value-type="float" office:value="46.837046217090347" table:style-name="ce18">
            <text:p>46,8</text:p>
          </table:table-cell>
          <table:table-cell office:value-type="float" office:value="123205" table:style-name="ce16">
            <text:p><text:s/>123.205<text:s/></text:p>
          </table:table-cell>
          <table:table-cell office:value-type="float" office:value="100244" table:style-name="ce17">
            <text:p><text:s/>100.244<text:s/></text:p>
          </table:table-cell>
          <table:table-cell office:value-type="float" office:value="-18.636418976502579" table:style-name="ce18">
            <text:p>-18,6</text:p>
          </table:table-cell>
          <table:table-cell office:value-type="float" office:value="2620378" table:style-name="ce16">
            <text:p><text:s/>2.620.378<text:s/></text:p>
          </table:table-cell>
          <table:table-cell office:value-type="float" office:value="3440037" table:style-name="ce17">
            <text:p><text:s/>3.440.037<text:s/></text:p>
          </table:table-cell>
          <table:table-cell office:value-type="float" office:value="31.28018171424123" table:style-name="ce18">
            <text:p>31,3</text:p>
          </table:table-cell>
          <table:table-cell office:value-type="float" office:value="26559" table:style-name="ce16">
            <text:p><text:s/>26.559<text:s/></text:p>
          </table:table-cell>
          <table:table-cell office:value-type="float" office:value="30466" table:style-name="ce17">
            <text:p><text:s/>30.466<text:s/></text:p>
          </table:table-cell>
          <table:table-cell office:value-type="float" office:value="14.710644226062728" table:style-name="ce19">
            <text:p>14,7</text:p>
          </table:table-cell>
          <table:table-cell table:number-columns-repeated="16365" table:style-name="ce2"/>
        </table:table-row>
        <table:table-row table:style-name="ro1">
          <table:table-cell office:value-type="string" table:style-name="ce15">
            <text:p><text:s text:c="3"/>Santa Catarina</text:p>
          </table:table-cell>
          <table:table-cell office:value-type="float" office:value="6248436" table:style-name="ce16">
            <text:p><text:s/>6.248.436<text:s/></text:p>
          </table:table-cell>
          <table:table-cell office:value-type="float" office:value="7610361" table:style-name="ce17">
            <text:p><text:s/>7.610.361<text:s/></text:p>
          </table:table-cell>
          <table:table-cell office:value-type="float" office:value="21.7962542946747" table:style-name="ce18">
            <text:p>21,8</text:p>
          </table:table-cell>
          <table:table-cell office:value-type="float" office:value="5246868" table:style-name="ce16">
            <text:p><text:s/>5.246.868<text:s/></text:p>
          </table:table-cell>
          <table:table-cell office:value-type="float" office:value="5805552" table:style-name="ce17">
            <text:p><text:s/>5.805.552<text:s/></text:p>
          </table:table-cell>
          <table:table-cell office:value-type="float" office:value="10.647952264093551" table:style-name="ce18">
            <text:p>10,6</text:p>
          </table:table-cell>
          <table:table-cell office:value-type="float" office:value="183857" table:style-name="ce16">
            <text:p><text:s/>183.857<text:s/></text:p>
          </table:table-cell>
          <table:table-cell office:value-type="float" office:value="309908" table:style-name="ce17">
            <text:p><text:s/>309.908<text:s/></text:p>
          </table:table-cell>
          <table:table-cell office:value-type="float" office:value="68.559260729806311" table:style-name="ce18">
            <text:p>68,6</text:p>
          </table:table-cell>
          <table:table-cell office:value-type="float" office:value="26017" table:style-name="ce16">
            <text:p><text:s/>26.017<text:s/></text:p>
          </table:table-cell>
          <table:table-cell office:value-type="float" office:value="12436" table:style-name="ce17">
            <text:p><text:s/>12.436<text:s/></text:p>
          </table:table-cell>
          <table:table-cell office:value-type="float" office:value="-52.200484298727758" table:style-name="ce18">
            <text:p>-52,2</text:p>
          </table:table-cell>
          <table:table-cell office:value-type="float" office:value="775558" table:style-name="ce16">
            <text:p><text:s/>775.558<text:s/></text:p>
          </table:table-cell>
          <table:table-cell office:value-type="float" office:value="1462988" table:style-name="ce17">
            <text:p><text:s/>1.462.988<text:s/></text:p>
          </table:table-cell>
          <table:table-cell office:value-type="float" office:value="88.636826646105121" table:style-name="ce18">
            <text:p>88,6</text:p>
          </table:table-cell>
          <table:table-cell office:value-type="float" office:value="18213" table:style-name="ce16">
            <text:p><text:s/>18.213<text:s/></text:p>
          </table:table-cell>
          <table:table-cell office:value-type="float" office:value="21773" table:style-name="ce17">
            <text:p><text:s/>21.773<text:s/></text:p>
          </table:table-cell>
          <table:table-cell office:value-type="float" office:value="19.54647779058914" table:style-name="ce19">
            <text:p>19,5</text:p>
          </table:table-cell>
          <table:table-cell table:number-columns-repeated="16365" table:style-name="ce2"/>
        </table:table-row>
        <table:table-row table:style-name="ro1">
          <table:table-cell office:value-type="string" table:style-name="ce15">
            <text:p><text:s text:c="3"/>Rio Grande do Sul</text:p>
          </table:table-cell>
          <table:table-cell office:value-type="float" office:value="10693929" table:style-name="ce16">
            <text:p><text:s/>10.693.929<text:s/></text:p>
          </table:table-cell>
          <table:table-cell office:value-type="float" office:value="10882965" table:style-name="ce17">
            <text:p><text:s/>10.882.965<text:s/></text:p>
          </table:table-cell>
          <table:table-cell office:value-type="float" office:value="1.7676945489351952" table:style-name="ce18">
            <text:p>1,8</text:p>
          </table:table-cell>
          <table:table-cell office:value-type="float" office:value="8900007" table:style-name="ce16">
            <text:p><text:s/>8.900.007<text:s/></text:p>
          </table:table-cell>
          <table:table-cell office:value-type="float" office:value="8534229" table:style-name="ce17">
            <text:p><text:s/>8.534.229<text:s/></text:p>
          </table:table-cell>
          <table:table-cell office:value-type="float" office:value="-4.1098619360636457" table:style-name="ce18">
            <text:p>-4,1</text:p>
          </table:table-cell>
          <table:table-cell office:value-type="float" office:value="595123" table:style-name="ce16">
            <text:p><text:s/>595.123<text:s/></text:p>
          </table:table-cell>
          <table:table-cell office:value-type="float" office:value="709837" table:style-name="ce17">
            <text:p><text:s/>709.837<text:s/></text:p>
          </table:table-cell>
          <table:table-cell office:value-type="float" office:value="19.27567914531954" table:style-name="ce18">
            <text:p>19,3</text:p>
          </table:table-cell>
          <table:table-cell office:value-type="float" office:value="35682" table:style-name="ce16">
            <text:p><text:s/>35.682<text:s/></text:p>
          </table:table-cell>
          <table:table-cell office:value-type="float" office:value="8158" table:style-name="ce17">
            <text:p><text:s/>8.158<text:s/></text:p>
          </table:table-cell>
          <table:table-cell office:value-type="float" office:value="-77.136931786334856" table:style-name="ce18">
            <text:p>-77,1</text:p>
          </table:table-cell>
          <table:table-cell office:value-type="float" office:value="1130043" table:style-name="ce16">
            <text:p><text:s/>1.130.043<text:s/></text:p>
          </table:table-cell>
          <table:table-cell office:value-type="float" office:value="1596357" table:style-name="ce17">
            <text:p><text:s/>1.596.357<text:s/></text:p>
          </table:table-cell>
          <table:table-cell office:value-type="float" office:value="41.265155396741534" table:style-name="ce18">
            <text:p>41,3</text:p>
          </table:table-cell>
          <table:table-cell office:value-type="float" office:value="34001" table:style-name="ce16">
            <text:p><text:s/>34.001<text:s/></text:p>
          </table:table-cell>
          <table:table-cell office:value-type="float" office:value="36102" table:style-name="ce17">
            <text:p><text:s/>36.102<text:s/></text:p>
          </table:table-cell>
          <table:table-cell office:value-type="float" office:value="6.1792300226463928" table:style-name="ce19">
            <text:p>6,2</text:p>
          </table:table-cell>
          <table:table-cell table:number-columns-repeated="16365" table:style-name="ce2"/>
        </table:table-row>
        <table:table-row table:style-name="ro1">
          <table:table-cell office:value-type="string" table:style-name="ce12">
            <text:p><text:s/>Centro-Oeste</text:p>
          </table:table-cell>
          <table:table-cell office:value-type="float" office:value="14058094" table:style-name="ce13">
            <text:p><text:s/>14.058.094<text:s/></text:p>
          </table:table-cell>
          <table:table-cell office:value-type="float" office:value="16289538" table:style-name="ce8">
            <text:p><text:s/>16.289.538<text:s/></text:p>
          </table:table-cell>
          <table:table-cell office:value-type="float" office:value="15.873019486140866" table:style-name="ce14">
            <text:p>15,9</text:p>
          </table:table-cell>
          <table:table-cell office:value-type="float" office:value="5881790" table:style-name="ce13">
            <text:p><text:s/>5.881.790<text:s/></text:p>
          </table:table-cell>
          <table:table-cell office:value-type="float" office:value="6033785" table:style-name="ce8">
            <text:p><text:s/>6.033.785<text:s/></text:p>
          </table:table-cell>
          <table:table-cell office:value-type="float" office:value="2.5841623043325246" table:style-name="ce14">
            <text:p>2,6</text:p>
          </table:table-cell>
          <table:table-cell office:value-type="float" office:value="939976" table:style-name="ce13">
            <text:p><text:s/>939.976<text:s/></text:p>
          </table:table-cell>
          <table:table-cell office:value-type="float" office:value="1490124" table:style-name="ce8">
            <text:p><text:s/>1.490.124<text:s/></text:p>
          </table:table-cell>
          <table:table-cell office:value-type="float" office:value="58.527877307505726" table:style-name="ce14">
            <text:p>58,5</text:p>
          </table:table-cell>
          <table:table-cell office:value-type="float" office:value="204599" table:style-name="ce13">
            <text:p><text:s/>204.599<text:s/></text:p>
          </table:table-cell>
          <table:table-cell office:value-type="float" office:value="60224" table:style-name="ce8">
            <text:p><text:s/>60.224<text:s/></text:p>
          </table:table-cell>
          <table:table-cell office:value-type="float" office:value="-70.564861020826115" table:style-name="ce14">
            <text:p>-70,6</text:p>
          </table:table-cell>
          <table:table-cell office:value-type="float" office:value="6900822" table:style-name="ce13">
            <text:p><text:s/>6.900.822<text:s/></text:p>
          </table:table-cell>
          <table:table-cell office:value-type="float" office:value="8536279" table:style-name="ce8">
            <text:p><text:s/>8.536.279<text:s/></text:p>
          </table:table-cell>
          <table:table-cell office:value-type="float" office:value="23.699452036293646" table:style-name="ce14">
            <text:p>23,7</text:p>
          </table:table-cell>
          <table:table-cell office:value-type="float" office:value="143432" table:style-name="ce13">
            <text:p><text:s/>143.432<text:s/></text:p>
          </table:table-cell>
          <table:table-cell office:value-type="float" office:value="200153" table:style-name="ce8">
            <text:p><text:s/>200.153<text:s/></text:p>
          </table:table-cell>
          <table:table-cell office:value-type="float" office:value="39.545568631825532" table:style-name="ce11">
            <text:p>39,5</text:p>
          </table:table-cell>
          <table:table-cell table:style-name="ce2"/>
          <table:table-cell table:number-columns-repeated="16364" table:style-name="ce20"/>
        </table:table-row>
        <table:table-row table:style-name="ro1">
          <table:table-cell office:value-type="string" table:style-name="ce15">
            <text:p><text:s text:c="3"/>Mato Grosso do Sul</text:p>
          </table:table-cell>
          <table:table-cell office:value-type="float" office:value="2449024" table:style-name="ce16">
            <text:p><text:s/>2.449.024<text:s/></text:p>
          </table:table-cell>
          <table:table-cell office:value-type="float" office:value="2757013" table:style-name="ce17">
            <text:p><text:s/>2.757.013<text:s/></text:p>
          </table:table-cell>
          <table:table-cell office:value-type="float" office:value="12.575989455391209" table:style-name="ce18">
            <text:p>12,6</text:p>
          </table:table-cell>
          <table:table-cell office:value-type="float" office:value="1158103" table:style-name="ce16">
            <text:p><text:s/>1.158.103<text:s/></text:p>
          </table:table-cell>
          <table:table-cell office:value-type="float" office:value="1168407" table:style-name="ce17">
            <text:p><text:s/>1.168.407<text:s/></text:p>
          </table:table-cell>
          <table:table-cell office:value-type="float" office:value="0.88973087885965241" table:style-name="ce18">
            <text:p>0,9</text:p>
          </table:table-cell>
          <table:table-cell office:value-type="float" office:value="120096" table:style-name="ce16">
            <text:p><text:s/>120.096<text:s/></text:p>
          </table:table-cell>
          <table:table-cell office:value-type="float" office:value="179101" table:style-name="ce17">
            <text:p><text:s/>179.101<text:s/></text:p>
          </table:table-cell>
          <table:table-cell office:value-type="float" office:value="49.131528110844656" table:style-name="ce18">
            <text:p>49,1</text:p>
          </table:table-cell>
          <table:table-cell office:value-type="float" office:value="29957" table:style-name="ce16">
            <text:p><text:s/>29.957<text:s/></text:p>
          </table:table-cell>
          <table:table-cell office:value-type="float" office:value="19616" table:style-name="ce17">
            <text:p><text:s/>19.616<text:s/></text:p>
          </table:table-cell>
          <table:table-cell office:value-type="float" office:value="-34.519477918349637" table:style-name="ce18">
            <text:p>-34,5</text:p>
          </table:table-cell>
          <table:table-cell office:value-type="float" office:value="1067560" table:style-name="ce16">
            <text:p><text:s/>1.067.560<text:s/></text:p>
          </table:table-cell>
          <table:table-cell office:value-type="float" office:value="1293797" table:style-name="ce17">
            <text:p><text:s/>1.293.797<text:s/></text:p>
          </table:table-cell>
          <table:table-cell office:value-type="float" office:value="21.191970474727416" table:style-name="ce18">
            <text:p>21,2</text:p>
          </table:table-cell>
          <table:table-cell office:value-type="float" office:value="77025" table:style-name="ce16">
            <text:p><text:s/>77.025<text:s/></text:p>
          </table:table-cell>
          <table:table-cell office:value-type="float" office:value="116469" table:style-name="ce17">
            <text:p><text:s/>116.469<text:s/></text:p>
          </table:table-cell>
          <table:table-cell office:value-type="float" office:value="51.209347614410902" table:style-name="ce19">
            <text:p>51,2</text:p>
          </table:table-cell>
          <table:table-cell table:number-columns-repeated="16365" table:style-name="ce2"/>
        </table:table-row>
        <table:table-row table:style-name="ro1">
          <table:table-cell office:value-type="string" table:style-name="ce15">
            <text:p><text:s text:c="3"/>Mato Grosso</text:p>
          </table:table-cell>
          <table:table-cell office:value-type="float" office:value="3035122" table:style-name="ce16">
            <text:p><text:s/>3.035.122<text:s/></text:p>
          </table:table-cell>
          <table:table-cell office:value-type="float" office:value="3658649" table:style-name="ce17">
            <text:p><text:s/>3.658.649<text:s/></text:p>
          </table:table-cell>
          <table:table-cell office:value-type="float" office:value="20.543721142016697" table:style-name="ce18">
            <text:p>20,5</text:p>
          </table:table-cell>
          <table:table-cell office:value-type="float" office:value="1137150" table:style-name="ce16">
            <text:p><text:s/>1.137.150<text:s/></text:p>
          </table:table-cell>
          <table:table-cell office:value-type="float" office:value="1181590" table:style-name="ce17">
            <text:p><text:s/>1.181.590<text:s/></text:p>
          </table:table-cell>
          <table:table-cell office:value-type="float" office:value="3.9080156531680079" table:style-name="ce18">
            <text:p>3,9</text:p>
          </table:table-cell>
          <table:table-cell office:value-type="float" office:value="229890" table:style-name="ce16">
            <text:p><text:s/>229.890<text:s/></text:p>
          </table:table-cell>
          <table:table-cell office:value-type="float" office:value="360698" table:style-name="ce17">
            <text:p><text:s/>360.698<text:s/></text:p>
          </table:table-cell>
          <table:table-cell office:value-type="float" office:value="56.900256644482141" table:style-name="ce18">
            <text:p>56,9</text:p>
          </table:table-cell>
          <table:table-cell office:value-type="float" office:value="34642" table:style-name="ce16">
            <text:p><text:s/>34.642<text:s/></text:p>
          </table:table-cell>
          <table:table-cell office:value-type="float" office:value="10813" table:style-name="ce17">
            <text:p><text:s/>10.813<text:s/></text:p>
          </table:table-cell>
          <table:table-cell office:value-type="float" office:value="-68.786444200681245" table:style-name="ce18">
            <text:p>-68,8</text:p>
          </table:table-cell>
          <table:table-cell office:value-type="float" office:value="1590707" table:style-name="ce16">
            <text:p><text:s/>1.590.707<text:s/></text:p>
          </table:table-cell>
          <table:table-cell office:value-type="float" office:value="2048782" table:style-name="ce17">
            <text:p><text:s/>2.048.782<text:s/></text:p>
          </table:table-cell>
          <table:table-cell office:value-type="float" office:value="28.796943748911648" table:style-name="ce18">
            <text:p>28,8</text:p>
          </table:table-cell>
          <table:table-cell office:value-type="float" office:value="51696" table:style-name="ce16">
            <text:p><text:s/>51.696<text:s/></text:p>
          </table:table-cell>
          <table:table-cell office:value-type="float" office:value="58356" table:style-name="ce17">
            <text:p><text:s/>58.356<text:s/></text:p>
          </table:table-cell>
          <table:table-cell office:value-type="float" office:value="12.883008356545961" table:style-name="ce19">
            <text:p>12,9</text:p>
          </table:table-cell>
          <table:table-cell table:number-columns-repeated="16365" table:style-name="ce2"/>
        </table:table-row>
        <table:table-row table:style-name="ro1">
          <table:table-cell office:value-type="string" table:style-name="ce15">
            <text:p><text:s text:c="3"/>Goiás</text:p>
          </table:table-cell>
          <table:table-cell office:value-type="float" office:value="6003788" table:style-name="ce16">
            <text:p><text:s/>6.003.788<text:s/></text:p>
          </table:table-cell>
          <table:table-cell office:value-type="float" office:value="7056495" table:style-name="ce17">
            <text:p><text:s/>7.056.495<text:s/></text:p>
          </table:table-cell>
          <table:table-cell office:value-type="float" office:value="17.534046838429337" table:style-name="ce18">
            <text:p>17,5</text:p>
          </table:table-cell>
          <table:table-cell office:value-type="float" office:value="2502119" table:style-name="ce16">
            <text:p><text:s/>2.502.119<text:s/></text:p>
          </table:table-cell>
          <table:table-cell office:value-type="float" office:value="2557454" table:style-name="ce17">
            <text:p><text:s/>2.557.454<text:s/></text:p>
          </table:table-cell>
          <table:table-cell office:value-type="float" office:value="2.2115255109768959" table:style-name="ce18">
            <text:p>2,2</text:p>
          </table:table-cell>
          <table:table-cell office:value-type="float" office:value="391918" table:style-name="ce16">
            <text:p><text:s/>391.918<text:s/></text:p>
          </table:table-cell>
          <table:table-cell office:value-type="float" office:value="648560" table:style-name="ce17">
            <text:p><text:s/>648.560<text:s/></text:p>
          </table:table-cell>
          <table:table-cell office:value-type="float" office:value="65.483596058359154" table:style-name="ce18">
            <text:p>65,5</text:p>
          </table:table-cell>
          <table:table-cell office:value-type="float" office:value="98478" table:style-name="ce16">
            <text:p><text:s/>98.478<text:s/></text:p>
          </table:table-cell>
          <table:table-cell office:value-type="float" office:value="16985" table:style-name="ce17">
            <text:p><text:s/>16.985<text:s/></text:p>
          </table:table-cell>
          <table:table-cell office:value-type="float" office:value="-82.752492942586159" table:style-name="ce18">
            <text:p>-82,8</text:p>
          </table:table-cell>
          <table:table-cell office:value-type="float" office:value="3002673" table:style-name="ce16">
            <text:p><text:s/>3.002.673<text:s/></text:p>
          </table:table-cell>
          <table:table-cell office:value-type="float" office:value="3822864" table:style-name="ce17">
            <text:p><text:s/>3.822.864<text:s/></text:p>
          </table:table-cell>
          <table:table-cell office:value-type="float" office:value="27.315362012446908" table:style-name="ce18">
            <text:p>27,3</text:p>
          </table:table-cell>
          <table:table-cell office:value-type="float" office:value="8583" table:style-name="ce16">
            <text:p><text:s/>8.583<text:s/></text:p>
          </table:table-cell>
          <table:table-cell office:value-type="float" office:value="19517" table:style-name="ce17">
            <text:p><text:s/>19.517<text:s/></text:p>
          </table:table-cell>
          <table:table-cell office:value-type="float" office:value="127.39135500407784" table:style-name="ce19">
            <text:p>127,4</text:p>
          </table:table-cell>
          <table:table-cell table:number-columns-repeated="16365" table:style-name="ce2"/>
        </table:table-row>
        <table:table-row table:style-name="ro1">
          <table:table-cell office:value-type="string" table:style-name="ce21">
            <text:p><text:s text:c="3"/>Distrito Federal</text:p>
          </table:table-cell>
          <table:table-cell office:value-type="float" office:value="2570160" table:style-name="ce22">
            <text:p><text:s/>2.570.160<text:s/></text:p>
          </table:table-cell>
          <table:table-cell office:value-type="float" office:value="2817381" table:style-name="ce23">
            <text:p><text:s/>2.817.381<text:s/></text:p>
          </table:table-cell>
          <table:table-cell office:value-type="float" office:value="9.618895321692035" table:style-name="ce24">
            <text:p>9,6</text:p>
          </table:table-cell>
          <table:table-cell office:value-type="float" office:value="1084418" table:style-name="ce22">
            <text:p><text:s/>1.084.418<text:s/></text:p>
          </table:table-cell>
          <table:table-cell office:value-type="float" office:value="1126334" table:style-name="ce23">
            <text:p><text:s/>1.126.334<text:s/></text:p>
          </table:table-cell>
          <table:table-cell office:value-type="float" office:value="3.8652991743036358" table:style-name="ce24">
            <text:p>3,9</text:p>
          </table:table-cell>
          <table:table-cell office:value-type="float" office:value="198072" table:style-name="ce22">
            <text:p><text:s/>198.072<text:s/></text:p>
          </table:table-cell>
          <table:table-cell office:value-type="float" office:value="301765" table:style-name="ce23">
            <text:p><text:s/>301.765<text:s/></text:p>
          </table:table-cell>
          <table:table-cell office:value-type="float" office:value="52.351165232844622" table:style-name="ce24">
            <text:p>52,4</text:p>
          </table:table-cell>
          <table:table-cell office:value-type="float" office:value="41522" table:style-name="ce22">
            <text:p><text:s/>41.522<text:s/></text:p>
          </table:table-cell>
          <table:table-cell office:value-type="float" office:value="12810" table:style-name="ce23">
            <text:p><text:s/>12.810<text:s/></text:p>
          </table:table-cell>
          <table:table-cell office:value-type="float" office:value="-69.148884928471659" table:style-name="ce24">
            <text:p>-69,1</text:p>
          </table:table-cell>
          <table:table-cell office:value-type="float" office:value="1239882" table:style-name="ce22">
            <text:p><text:s/>1.239.882<text:s/></text:p>
          </table:table-cell>
          <table:table-cell office:value-type="float" office:value="1370836" table:style-name="ce23">
            <text:p><text:s/>1.370.836<text:s/></text:p>
          </table:table-cell>
          <table:table-cell office:value-type="float" office:value="10.561811527225979" table:style-name="ce24">
            <text:p>10,6</text:p>
          </table:table-cell>
          <table:table-cell office:value-type="float" office:value="6128" table:style-name="ce22">
            <text:p><text:s/>6.128<text:s/></text:p>
          </table:table-cell>
          <table:table-cell office:value-type="float" office:value="5811" table:style-name="ce23">
            <text:p><text:s/>5.811<text:s/></text:p>
          </table:table-cell>
          <table:table-cell office:value-type="float" office:value="-5.1729765013054836" table:style-name="ce25">
            <text:p>-5,2</text:p>
          </table:table-cell>
          <table:table-cell table:number-columns-repeated="16365" table:style-name="ce2"/>
        </table:table-row>
        <table:table-row table:style-name="ro1">
          <table:table-cell office:value-type="string" table:style-name="ce26">
            <text:p>Fonte: Censo Demográfico 2010, Censo Demográfico 2022.</text:p>
          </table:table-cell>
          <table:table-cell table:number-columns-repeated="2" table:style-name="ce27"/>
          <table:table-cell table:style-name="ce28"/>
          <table:table-cell table:number-columns-repeated="9" table:style-name="ce27"/>
          <table:table-cell table:number-columns-repeated="2" table:style-name="ce29"/>
          <table:table-cell office:value-type="float" office:value="0" table:style-name="ce27">
            <text:p>0</text:p>
          </table:table-cell>
          <table:table-cell table:number-columns-repeated="2" table:style-name="ce27"/>
          <table:table-cell office:value-type="percentage" office:value="0" table:style-name="ce30">
            <text:p>0,0%</text:p>
          </table:table-cell>
          <table:table-cell table:number-columns-repeated="16365" table:style-name="ce2"/>
        </table:table-row>
        <table:table-row table:number-rows-repeated="1048536" table:style-name="ro2">
          <table:table-cell table:number-columns-repeated="16384"/>
        </table:table-row>
      </table:table>
      <table:table table:name="Nota" table:style-name="ta1">
        <table:table-column table:style-name="co10" table:number-columns-repeated="16384" table:default-cell-style-name="ce1"/>
        <table:table-row table:style-name="ro3">
          <table:table-cell office:value-type="string" table:style-name="ce1">
            <text:p>Notas</text:p>
          </table:table-cell>
          <table:table-cell table:number-columns-repeated="16383"/>
        </table:table-row>
        <table:table-row table:style-name="ro3">
          <table:table-cell office:value-type="string" table:style-name="ce1">
            <text:p>1 - Dados do Universo.</text:p>
          </table:table-cell>
          <table:table-cell table:number-columns-repeated="16383"/>
        </table:table-row>
        <table:table-row table:style-name="ro3">
          <table:table-cell office:value-type="string" table:style-name="ce1">
            <text:p>2 - Os percentuais em cada uma das categorias de cor ou raça têm como denominador o total de pessoas residentes com declaração de cor ou raça em uma das cinco categorias.</text:p>
          </table:table-cell>
          <table:table-cell table:number-columns-repeated="16383"/>
        </table:table-row>
        <table:table-row table:style-name="ro3">
          <table:table-cell office:value-type="string" table:style-name="ce1">
            <text:p>3 - Total de pessoas indígenas contabilizadas pelos quesitos de cor ou raça e se considera indígena.</text:p>
          </table:table-cell>
          <table:table-cell table:number-columns-repeated="16383"/>
        </table:table-row>
        <table:table-row table:style-name="ro3">
          <table:table-cell office:value-type="string" table:style-name="ce1">
            <text:p>4 - No Censo Demográfico 2010, definiu-se como indígena a pessoa residente em terras indígenas que se declarou indígena pelo quesito de cor ou raça ou pelo quesito se considera indígena; ou a pessoa residente fora das terras indígenas que se declarou indígena no quesito de cor ou raça. Por essa razão, o total de pessoas indígenas é superior ou igual ao total de pessoas de cor ou raça declarada indígena, nos diferentes recortes.</text:p>
          </table:table-cell>
          <table:table-cell table:number-columns-repeated="16383"/>
        </table:table-row>
        <table:table-row table:style-name="ro3">
          <table:table-cell office:value-type="string" table:style-name="ce1">
            <text:p>5 - No Censo Demográfico 2022, definiu-se como indígena a pessoa residente em localidades indígenas que se declarou indígena pelo quesito de cor ou raça ou pelo quesito se considera indígena; ou a pessoa residente fora das localidades indígenas que se declarou indígena no quesito de cor ou raça. Por essa razão, o total de pessoas indígenas é superior ou igual ao total de pessoas de cor ou raça declarada indígena, nos diferentes recortes.</text:p>
          </table:table-cell>
          <table:table-cell table:number-columns-repeated="16383"/>
        </table:table-row>
        <table:table-row table:style-name="ro3">
          <table:table-cell office:value-type="string" table:style-name="ce1">
            <text:p>6 - No Censo Demográfico 2022, foram consideradas localidades indígenas aquelas que compõem o conjunto das Terras Indígenas, dos agrupamentos indígenas e das demais áreas de conhecida ou potencial ocupação indígena. Para mais detalhes, consultar a documentação metodológica.</text:p>
          </table:table-cell>
          <table:table-cell table:number-columns-repeated="16383"/>
        </table:table-row>
        <table:table-row table:style-name="ro3">
          <table:table-cell office:value-type="string" table:style-name="ce1">
            <text:p>7 - No Censo Demográfico 2010, o conjunto das Terras Indígenas foi formado por aquelas que estavam na situação fundiária de declarada, homologada, regularizada e em processo de aquisição como reserva indígena até a data de 31 de dezembro de 2010. </text:p>
          </table:table-cell>
          <table:table-cell table:number-columns-repeated="16383"/>
        </table:table-row>
        <table:table-row table:style-name="ro3">
          <table:table-cell office:value-type="string" table:style-name="ce1">
            <text:p>8 - No Censo Demográfico 2022, foram consideradas as Terras Indígenas declaradas, homologadas, regularizadas ou encaminhadas como Reservas Indígenas até 31 de julho de 2022, data de referência da pesquisa, conforme os dados da Fundação Nacional dos Povos Indígenas – FUNAI. Para mais informações, consultar a documentação metodológica.</text:p>
          </table:table-cell>
          <table:table-cell table:number-columns-repeated="16383"/>
        </table:table-row>
        <table:table-row table:number-rows-repeated="1048567"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number:text>
      <number:fill-character> </number:fill-character>
      <number:number number:decimal-places="0" number:min-decimal-places="0" number:min-integer-digits="1" number:grouping="true">
        <number:embedded-text number:position="0"> </number:embedded-text>
      </number:number>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1" number:min-decimal-places="1" number:min-integer-digits="1"/>
    </number:number-style>
    <number:percentage-style style:name="N38">
      <number:number number:decimal-places="1" number:min-decimal-places="1" number:min-integer-digits="1"/>
      <number:text>%</number:text>
    </number:percentage-style>
    <number:number-style style:name="N39P0">
      <number:text> </number:text>
      <number:fill-character> </number:fill-character>
      <number:number number:decimal-places="2" number:min-decimal-places="2" number:min-integer-digits="1" number:grouping="true"/>
      <number:text> </number:text>
    </number:number-style>
    <number:number-style style:name="N39P1">
      <number:text>-</number:text>
      <number:fill-character> </number:fill-character>
      <number:number number:decimal-places="2" number:min-decimal-places="2"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orcentagem" style:family="table-cell" style:data-style-name="N13"/>
    <style:style style:name="V_237_rgula" style:display-name="Vírgula" style:family="table-cell" style:data-style-name="N39"/>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Fernando Souza Damasco</meta:initial-creator>
    <dc:creator>Marta de Oliveira Antunes</dc:creator>
    <meta:creation-date>2023-12-15T03:33:56Z</meta:creation-date>
    <dc:date>2023-12-18T08:47:05Z</dc:date>
    <meta:user-defined meta:name="ContentTypeId">0x010100DAFFD56E18AD4D4A84D546B0F17ED246</meta:user-defined>
    <meta:user-defined meta:name="MediaServiceImageTags"/>
  </office:meta>
</office:document-meta>
</file>